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T1" style:family="text">
      <style:text-properties fo:font-weight="bold"/>
    </style:style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<text:span text:style-name="T1">Forms Code</text:span></text:p>
      <text:p text:style-name="P1"><text:span text:style-name="T1">Menu.cs<text:s/></text:span>[using System;</text:p>
      <text:p text:style-name="P1">using System.Collections.Generic;</text:p>
      <text:p text:style-name="P1">using System.ComponentModel;</text:p>
      <text:p text:style-name="P1">using System.Data;</text:p>
      <text:p text:style-name="P1">using System.Drawing;</text:p>
      <text:p text:style-name="P1">using System.Linq;</text:p>
      <text:p text:style-name="P1">using System.Text;</text:p>
      <text:p text:style-name="P1">using System.Threading.Tasks;</text:p>
      <text:p text:style-name="P1">using System.Windows.Forms;</text:p>
      <text:p text:style-name="P1"/>
      <text:p text:style-name="P1">namespace ZnForms</text:p>
      <text:p text:style-name="P1">{</text:p>
      <text:p text:style-name="P1"><text:s text:c="4"/>public partial class Menu : Form</text:p>
      <text:p text:style-name="P1"><text:s text:c="4"/>{</text:p>
      <text:p text:style-name="P1"><text:s text:c="8"/>public Menu()</text:p>
      <text:p text:style-name="P1"><text:s text:c="8"/>{</text:p>
      <text:p text:style-name="P1"><text:s text:c="12"/>InitializeComponent();</text:p>
      <text:p text:style-name="P1"><text:s text:c="8"/>}</text:p>
      <text:p text:style-name="P1"/>
      <text:p text:style-name="P1"><text:s text:c="8"/>private void btnDonationForm_Click(object sender, EventArgs e)</text:p>
      <text:p text:style-name="P1"><text:s text:c="8"/>{</text:p>
      <text:p text:style-name="P1"><text:s text:c="12"/>DonationsForm DonationsForm = new DonationsForm();</text:p>
      <text:p text:style-name="P1"><text:s text:c="12"/>DonationsForm.Show();</text:p>
      <text:p text:style-name="P1"><text:s text:c="12"/>this.Hide();</text:p>
      <text:p text:style-name="P1"><text:s text:c="8"/>}</text:p>
      <text:p text:style-name="P1"/>
      <text:p text:style-name="P1"><text:s text:c="8"/>private void btnMaintain_Click(object sender, EventArgs e)</text:p>
      <text:p text:style-name="P1"><text:s text:c="8"/>{</text:p>
      <text:p text:style-name="P1"/>
      <text:p text:style-name="P1"><text:s text:c="12"/>MaintainForm maintain = new MaintainForm();</text:p>
      <text:p text:style-name="P1"><text:s text:c="12"/>maintain.Show();</text:p>
      <text:p text:style-name="P1"><text:s text:c="12"/>this.Hide();</text:p>
      <text:p text:style-name="P1"><text:s text:c="8"/>}</text:p>
      <text:p text:style-name="P1"/>
      <text:p text:style-name="P1"><text:s text:c="8"/>private void btnRR_Click(object sender, EventArgs e)</text:p>
      <text:p text:style-name="P1"><text:s text:c="8"/>{</text:p>
      <text:p text:style-name="P1"/>
      <text:p text:style-name="P1"><text:s text:c="12"/>RecieveReportsForm rr = new RecieveReportsForm();</text:p>
      <text:p text:style-name="P1"><text:s text:c="12"/>rr.Show();</text:p>
      <text:p text:style-name="P1"><text:s text:c="12"/>this.Hide();</text:p>
      <text:p text:style-name="P1"><text:s text:c="8"/>}</text:p>
      <text:p text:style-name="P1"/>
      <text:p text:style-name="P1"><text:s text:c="8"/>private void btnIS_Click(object sender, EventArgs e)</text:p>
      <text:p text:style-name="P1"><text:s text:c="8"/>{</text:p>
      <text:p text:style-name="P1"><text:s text:c="12"/>IssueStockForm issueStock = new IssueStockForm();</text:p>
      <text:p text:style-name="P1"><text:s text:c="12"/>issueStock.Show();</text:p>
      <text:p text:style-name="P1"><text:s text:c="12"/>this.Hide();</text:p>
      <text:p text:style-name="P1"><text:s text:c="8"/>}</text:p>
      <text:p text:style-name="P1"/>
      <text:p text:style-name="P1"><text:s text:c="8"/>private void btnExit_Click(object sender, EventArgs e)</text:p>
      <text:p text:style-name="P1"><text:s text:c="8"/>{</text:p>
      <text:p text:style-name="P1"><text:s text:c="12"/>Application.Exit();</text:p>
      <text:p text:style-name="P1"><text:s text:c="8"/>}</text:p>
      <text:p text:style-name="P1"><text:s text:c="4"/>}</text:p>
      <text:p text:style-name="P1">}]</text:p>
      <text:p text:style-name="P1"><text:span text:style-name="T1">DonationsForm.cs<text:s/></text:span>[using System;</text:p>
      <text:p text:style-name="P1">using System.Data;</text:p>
      <text:p text:style-name="P1">using System.Data.SqlClient;</text:p>
      <text:p text:style-name="P1">using System.Windows.Forms;</text:p>
      <text:p text:style-name="P1">using Microsoft.Extensions.Configuration;</text:p>
      <text:p text:style-name="P1"/>
      <text:p text:style-name="P1">namespace ZnForms</text:p>
      <text:p text:style-name="P1">{</text:p>
      <text:p text:style-name="P1"><text:s text:c="4"/>public partial class DonationsForm : Form</text:p>
      <text:p text:style-name="P1"><text:s text:c="4"/>{</text:p>
      <text:p text:style-name="P1"><text:s text:c="8"/>private readonly string _connString;</text:p>
      <text:p text:style-name="P1"/>
      <text:p text:style-name="P1"><text:s text:c="8"/>public DonationsForm()</text:p>
      <text:p text:style-name="P1"><text:s text:c="8"/>{</text:p>
      <text:p text:style-name="P1"><text:s text:c="12"/>InitializeComponent();</text:p>
      <text:p text:style-name="P1"/>
      <text:p text:style-name="P1"><text:s text:c="12"/>// Load connection string from appsettings.json</text:p>
      <text:p text:style-name="P1"><text:s text:c="12"/>try</text:p>
      <text:p text:style-name="P1"><text:s text:c="12"/>{</text:p>
      <text:p text:style-name="P1"><text:s text:c="16"/>var builder = new ConfigurationBuilder()</text:p>
      <text:p text:style-name="P1"><text:s text:c="20"/>.SetBasePath(AppContext.BaseDirectory)</text:p>
      <text:p text:style-name="P1"><text:s text:c="20"/>.AddJsonFile("appsettings.json", optional: false, reloadOnChange: true);</text:p>
      <text:p text:style-name="P1"/>
      <text:p text:style-name="P1"><text:s text:c="16"/>IConfiguration config = builder.Build();</text:p>
      <text:p text:style-name="P1"><text:s text:c="16"/>_connString = config.GetConnectionString("ZanempiloDB");</text:p>
      <text:p text:style-name="P1"><text:s text:c="12"/>}</text:p>
      <text:p text:style-name="P1"><text:s text:c="12"/>catch (Exception ex)</text:p>
      <text:p text:style-name="P1"><text:s text:c="12"/>{</text:p>
      <text:p text:style-name="P1"><text:s text:c="16"/>MessageBox.Show(</text:p>
      <text:p text:style-name="P1"><text:s text:c="20"/>$"Failed to load configuration: {ex.Message}",</text:p>
      <text:p text:style-name="P1"><text:s text:c="20"/>"Connection Error",</text:p>
      <text:p text:style-name="P1"><text:s text:c="20"/>MessageBoxButtons.OK,</text:p>
      <text:p text:style-name="P1"><text:s text:c="20"/>MessageBoxIcon.Warning</text:p>
      <text:p text:style-name="P1"><text:s text:c="16"/>);</text:p>
      <text:p text:style-name="P1"><text:s text:c="12"/>}</text:p>
      <text:p text:style-name="P1"/>
      <text:p text:style-name="P1"><text:s text:c="12"/>this.Load += DonationsForm_Load;<text:s text:c="4"/></text:p>
      <text:p text:style-name="P1"><text:s text:c="8"/>}</text:p>
      <text:p text:style-name="P1"/>
      <text:p text:style-name="P1"><text:s text:c="8"/>private void DonationsForm_Load(object sender, EventArgs e)</text:p>
      <text:p text:style-name="P1"><text:s text:c="8"/>{</text:p>
      <text:p text:style-name="P1"><text:s text:c="12"/>MessageBox.Show("Test");</text:p>
      <text:p text:style-name="P1"><text:s text:c="12"/>// Populate the donation type combo box</text:p>
      <text:p text:style-name="P1"><text:s text:c="12"/>cmbDonationType.Items.AddRange(new[]</text:p>
      <text:p text:style-name="P1"><text:s text:c="12"/>{</text:p>
      <text:p text:style-name="P1"><text:s text:c="16"/>"Food",</text:p>
      <text:p text:style-name="P1"><text:s text:c="16"/>"Clothes",</text:p>
      <text:p text:style-name="P1"><text:s text:c="16"/>"Books",</text:p>
      <text:p text:style-name="P1"><text:s text:c="16"/>"Money",</text:p>
      <text:p text:style-name="P1"><text:s text:c="16"/>"Other"</text:p>
      <text:p text:style-name="P1"><text:s text:c="12"/>});</text:p>
      <text:p text:style-name="P1"><text:s text:c="12"/>cmbDonationType.SelectedIndex = 0;</text:p>
      <text:p text:style-name="P1"/>
      <text:p text:style-name="P1"><text:s text:c="12"/>// Set the date picker to today by default</text:p>
      <text:p text:style-name="P1"><text:s text:c="12"/>dtpDonationDate.Value = DateTime.Now.Date;</text:p>
      <text:p text:style-name="P1"><text:s text:c="12"/>LoadDonations();</text:p>
      <text:p text:style-name="P1"><text:s text:c="8"/>}</text:p>
      <text:p text:style-name="P1"/>
      <text:p text:style-name="P1"><text:s text:c="8"/>private void LoadDonations()</text:p>
      <text:p text:style-name="P1"><text:s text:c="8"/>{</text:p>
      <text:p text:style-name="P1"><text:s text:c="12"/></text:p>
      <text:p text:style-name="P1"><text:s text:c="12"/>try</text:p>
      <text:p text:style-name="P1"><text:s text:c="12"/>{</text:p>
      <text:p text:style-name="P1"><text:s text:c="16"/>var dt = new DataTable();</text:p>
      <text:p text:style-name="P1"><text:s text:c="16"/>using (var conn = new SqlConnection(_connString))</text:p>
      <text:p text:style-name="P1"><text:s text:c="16"/>using (var cmd = new SqlCommand("SELECT Donation_ID, Donor_ID,DonationType, Donation_Date, Description, Quantity FROM Donation ORDER BY Donation_Date DESC", conn))</text:p>
      <text:p text:style-name="P1"><text:s text:c="16"/>using (var da = new SqlDataAdapter(cmd))</text:p>
      <text:p text:style-name="P1"><text:s text:c="16"/>da.Fill(dt);</text:p>
      <text:p text:style-name="P1"><text:s text:c="16"/>dgvDonations.AutoGenerateColumns = true;<text:s text:c="4"/></text:p>
      <text:p text:style-name="P1"><text:s text:c="16"/>dgvDonations.DataSource = dt;</text:p>
      <text:p text:style-name="P1"><text:s text:c="12"/>}</text:p>
      <text:p text:style-name="P1"><text:s text:c="12"/>catch (Exception ex)</text:p>
      <text:p text:style-name="P1"><text:s text:c="12"/>{</text:p>
      <text:p text:style-name="P1"><text:s text:c="16"/>MessageBox.Show(</text:p>
      <text:p text:style-name="P1"><text:s text:c="20"/>$"Error loading donations: {ex.Message}",</text:p>
      <text:p text:style-name="P1"><text:s text:c="20"/>"Load Error",</text:p>
      <text:p text:style-name="P1"><text:s text:c="20"/>MessageBoxButtons.OK,</text:p>
      <text:p text:style-name="P1"><text:s text:c="20"/>MessageBoxIcon.Error</text:p>
      <text:p text:style-name="P1"><text:s text:c="16"/>);</text:p>
      <text:p text:style-name="P1"><text:s text:c="12"/>}</text:p>
      <text:p text:style-name="P1"><text:s text:c="8"/>}</text:p>
      <text:p text:style-name="P1"/>
      <text:p text:style-name="P1"><text:s text:c="8"/>private void btnDonationsBack_Click(object sender, EventArgs e)</text:p>
      <text:p text:style-name="P1"><text:s text:c="8"/>{</text:p>
      <text:p text:style-name="P1"><text:s text:c="12"/>new Menu().Show();</text:p>
      <text:p text:style-name="P1"><text:s text:c="12"/>this.Hide();</text:p>
      <text:p text:style-name="P1"><text:s text:c="8"/>}</text:p>
      <text:p text:style-name="P1"/>
      <text:p text:style-name="P1"><text:s text:c="8"/>private void btnExit_Click(object sender, EventArgs e)</text:p>
      <text:p text:style-name="P1"><text:s text:c="8"/>{</text:p>
      <text:p text:style-name="P1"><text:s text:c="12"/>Application.Exit();</text:p>
      <text:p text:style-name="P1"><text:s text:c="8"/>}</text:p>
      <text:p text:style-name="P1"/>
      <text:p text:style-name="P1"><text:s text:c="8"/>private void btnSubmit_Click(object sender, EventArgs e)</text:p>
      <text:p text:style-name="P1"><text:s text:c="8"/>{</text:p>
      <text:p text:style-name="P1"><text:s text:c="12"/>// 1. Gather inputs</text:p>
      <text:p text:style-name="P1"><text:s text:c="12"/>int donorId = (int)nudDonorID.Value; <text:s text:c="19"/>// NumericUpDown for Donor_ID</text:p>
      <text:p text:style-name="P1"><text:s text:c="12"/>string donationType = cmbDonationType.Text;</text:p>
      <text:p text:style-name="P1"><text:s text:c="12"/>DateTime donationDate = dtpDonationDate.Value;</text:p>
      <text:p text:style-name="P1"><text:s text:c="12"/>string description = txtDescription.Text.Trim();</text:p>
      <text:p text:style-name="P1"><text:s text:c="12"/>int quantity = (int)nudQuantity.Value;</text:p>
      <text:p text:style-name="P1"/>
      <text:p text:style-name="P1"><text:s text:c="12"/>// 2. Basic validation</text:p>
      <text:p text:style-name="P1"><text:s text:c="12"/>if (donorId &lt;= 0)</text:p>
      <text:p text:style-name="P1"><text:s text:c="12"/>{</text:p>
      <text:p text:style-name="P1"><text:s text:c="16"/>MessageBox.Show(</text:p>
      <text:p text:style-name="P1"><text:s text:c="20"/>"Please enter a valid Donor ID.",</text:p>
      <text:p text:style-name="P1"><text:s text:c="20"/>"Validation Error",</text:p>
      <text:p text:style-name="P1"><text:s text:c="20"/>MessageBoxButtons.OK,</text:p>
      <text:p text:style-name="P1"><text:s text:c="20"/>MessageBoxIcon.Warning</text:p>
      <text:p text:style-name="P1"><text:s text:c="16"/>);</text:p>
      <text:p text:style-name="P1"><text:s text:c="16"/>return;</text:p>
      <text:p text:style-name="P1"><text:s text:c="12"/>}</text:p>
      <text:p text:style-name="P1"/>
      <text:p text:style-name="P1"><text:s text:c="12"/>if (quantity &lt;= 0)</text:p>
      <text:p text:style-name="P1"><text:s text:c="12"/>{</text:p>
      <text:p text:style-name="P1"><text:s text:c="16"/>MessageBox.Show(</text:p>
      <text:p text:style-name="P1"><text:s text:c="20"/>"Quantity must be at least 1.",</text:p>
      <text:p text:style-name="P1"><text:s text:c="20"/>"Validation Error",</text:p>
      <text:p text:style-name="P1"><text:s text:c="20"/>MessageBoxButtons.OK,</text:p>
      <text:p text:style-name="P1"><text:s text:c="20"/>MessageBoxIcon.Warning</text:p>
      <text:p text:style-name="P1"><text:s text:c="16"/>);</text:p>
      <text:p text:style-name="P1"><text:s text:c="16"/>return;</text:p>
      <text:p text:style-name="P1"><text:s text:c="12"/>}</text:p>
      <text:p text:style-name="P1"/>
      <text:p text:style-name="P1"><text:s text:c="12"/>// 3. Call the INSERT stored procedure</text:p>
      <text:p text:style-name="P1"><text:s text:c="12"/>try</text:p>
      <text:p text:style-name="P1"><text:s text:c="12"/>{</text:p>
      <text:p text:style-name="P1"><text:s text:c="16"/>using var conn = new SqlConnection(_connString);</text:p>
      <text:p text:style-name="P1"><text:s text:c="16"/>using var cmd = new SqlCommand("sp_ManageDonations", conn)</text:p>
      <text:p text:style-name="P1"><text:s text:c="16"/>{</text:p>
      <text:p text:style-name="P1"><text:s text:c="20"/>CommandType = CommandType.StoredProcedure</text:p>
      <text:p text:style-name="P1"><text:s text:c="16"/>};</text:p>
      <text:p text:style-name="P1"/>
      <text:p text:style-name="P1"><text:s text:c="16"/>cmd.Parameters.AddWithValue("@Action", "INSERT");</text:p>
      <text:p text:style-name="P1"><text:s text:c="16"/>cmd.Parameters.AddWithValue("@Donor_ID", donorId);</text:p>
      <text:p text:style-name="P1"><text:s text:c="16"/>cmd.Parameters.AddWithValue("@DonationType", donationType);</text:p>
      <text:p text:style-name="P1"><text:s text:c="16"/>cmd.Parameters.AddWithValue("@Donation_Date", donationDate);</text:p>
      <text:p text:style-name="P1"><text:s text:c="16"/>cmd.Parameters.AddWithValue("@Description", string.IsNullOrEmpty(description)</text:p>
      <text:p text:style-name="P1"><text:s text:c="61"/>? (object)DBNull.Value</text:p>
      <text:p text:style-name="P1"><text:s text:c="61"/>: description);</text:p>
      <text:p text:style-name="P1"><text:s text:c="16"/>cmd.Parameters.AddWithValue("@Quantity", quantity);</text:p>
      <text:p text:style-name="P1"/>
      <text:p text:style-name="P1"><text:s text:c="16"/>conn.Open();</text:p>
      <text:p text:style-name="P1"><text:s text:c="16"/>var newId = cmd.ExecuteScalar();</text:p>
      <text:p text:style-name="P1"/>
      <text:p text:style-name="P1"><text:s text:c="16"/>MessageBox.Show(</text:p>
      <text:p text:style-name="P1"><text:s text:c="20"/>$"Donation recorded successfully (ID = {newId})",</text:p>
      <text:p text:style-name="P1"><text:s text:c="20"/>"Success",</text:p>
      <text:p text:style-name="P1"><text:s text:c="20"/>MessageBoxButtons.OK,</text:p>
      <text:p text:style-name="P1"><text:s text:c="20"/>MessageBoxIcon.Information</text:p>
      <text:p text:style-name="P1"><text:s text:c="16"/>);</text:p>
      <text:p text:style-name="P1"/>
      <text:p text:style-name="P1"><text:s text:c="16"/>// Optionally clear inputs for next entry</text:p>
      <text:p text:style-name="P1"><text:s text:c="16"/>nudDonorID.Value = 1;</text:p>
      <text:p text:style-name="P1"><text:s text:c="16"/>cmbDonationType.SelectedIndex = 0;</text:p>
      <text:p text:style-name="P1"><text:s text:c="16"/>dtpDonationDate.Value = DateTime.Now.Date;</text:p>
      <text:p text:style-name="P1"><text:s text:c="16"/>txtDescription.Clear();</text:p>
      <text:p text:style-name="P1"><text:s text:c="16"/>nudQuantity.Value = 1;</text:p>
      <text:p text:style-name="P1"><text:s text:c="12"/>}</text:p>
      <text:p text:style-name="P1"><text:s text:c="12"/>catch (Exception ex)</text:p>
      <text:p text:style-name="P1"><text:s text:c="12"/>{</text:p>
      <text:p text:style-name="P1"><text:s text:c="16"/>MessageBox.Show(</text:p>
      <text:p text:style-name="P1"><text:s text:c="20"/>$"Error inserting donation: {ex.Message}",</text:p>
      <text:p text:style-name="P1"><text:s text:c="20"/>"Insert Error",</text:p>
      <text:p text:style-name="P1"><text:s text:c="20"/>MessageBoxButtons.OK,</text:p>
      <text:p text:style-name="P1"><text:s text:c="20"/>MessageBoxIcon.Error</text:p>
      <text:p text:style-name="P1"><text:s text:c="16"/>);</text:p>
      <text:p text:style-name="P1"><text:s text:c="12"/>}</text:p>
      <text:p text:style-name="P1"/>
      <text:p text:style-name="P1"><text:s text:c="12"/>LoadDonations();</text:p>
      <text:p text:style-name="P1"><text:s text:c="8"/>}</text:p>
      <text:p text:style-name="P1"><text:s text:c="4"/>}</text:p>
      <text:p text:style-name="P1">}</text:p>
      <text:p text:style-name="P1">]</text:p>
      <text:p text:style-name="P1"/>
      <text:p text:style-name="P1"><text:span text:style-name="T1">IssueStockForm.cs</text:span><text:s/>[using System;</text:p>
      <text:p text:style-name="P1">using System.Data;</text:p>
      <text:p text:style-name="P1">using System.Data.SqlClient;</text:p>
      <text:p text:style-name="P1">using System.Windows.Forms;</text:p>
      <text:p text:style-name="P1">using Microsoft.Extensions.Configuration;</text:p>
      <text:p text:style-name="P1"/>
      <text:p text:style-name="P1">namespace ZnForms</text:p>
      <text:p text:style-name="P1">{</text:p>
      <text:p text:style-name="P1"><text:s text:c="4"/>public partial class IssueStockForm : Form</text:p>
      <text:p text:style-name="P1"><text:s text:c="4"/>{</text:p>
      <text:p text:style-name="P1"><text:s text:c="8"/>private readonly string _connString;</text:p>
      <text:p text:style-name="P1"/>
      <text:p text:style-name="P1"><text:s text:c="8"/>public IssueStockForm()</text:p>
      <text:p text:style-name="P1"><text:s text:c="8"/>{</text:p>
      <text:p text:style-name="P1"><text:s text:c="12"/>InitializeComponent();</text:p>
      <text:p text:style-name="P1"/>
      <text:p text:style-name="P1"><text:s text:c="12"/>// 1. Load connection string from appsettings.json</text:p>
      <text:p text:style-name="P1"><text:s text:c="12"/>try</text:p>
      <text:p text:style-name="P1"><text:s text:c="12"/>{</text:p>
      <text:p text:style-name="P1"><text:s text:c="16"/>var builder = new ConfigurationBuilder()</text:p>
      <text:p text:style-name="P1"><text:s text:c="20"/>.SetBasePath(AppContext.BaseDirectory)</text:p>
      <text:p text:style-name="P1"><text:s text:c="20"/>.AddJsonFile("appsettings.json", optional: false, reloadOnChange: true);</text:p>
      <text:p text:style-name="P1"/>
      <text:p text:style-name="P1"><text:s text:c="16"/>IConfiguration config = builder.Build();</text:p>
      <text:p text:style-name="P1"><text:s text:c="16"/>_connString = config.GetConnectionString("ZanempiloDB");</text:p>
      <text:p text:style-name="P1"/>
      <text:p text:style-name="P1"><text:s text:c="16"/>// Quick test that the connection string is valid</text:p>
      <text:p text:style-name="P1"><text:s text:c="16"/>using (var conn = new SqlConnection(_connString))</text:p>
      <text:p text:style-name="P1"><text:s text:c="16"/>{</text:p>
      <text:p text:style-name="P1"><text:s text:c="20"/>conn.Open();</text:p>
      <text:p text:style-name="P1"><text:s text:c="20"/>// you can comment this out after you verify the connection</text:p>
      <text:p text:style-name="P1"><text:s text:c="20"/>MessageBox.Show("Connected via appsettings.json!",</text:p>
      <text:p text:style-name="P1"><text:s text:c="36"/>"Connection Test",</text:p>
      <text:p text:style-name="P1"><text:s text:c="36"/>MessageBoxButtons.OK,</text:p>
      <text:p text:style-name="P1"><text:s text:c="36"/>MessageBoxIcon.Information);</text:p>
      <text:p text:style-name="P1"><text:s text:c="16"/>}</text:p>
      <text:p text:style-name="P1"><text:s text:c="12"/>}</text:p>
      <text:p text:style-name="P1"><text:s text:c="12"/>catch (Exception ex)</text:p>
      <text:p text:style-name="P1"><text:s text:c="12"/>{</text:p>
      <text:p text:style-name="P1"><text:s text:c="16"/>MessageBox.Show($"Failed to load configuration: {ex.Message}",</text:p>
      <text:p text:style-name="P1"><text:s text:c="32"/>"Connection Error",</text:p>
      <text:p text:style-name="P1"><text:s text:c="32"/>MessageBoxButtons.OK,</text:p>
      <text:p text:style-name="P1"><text:s text:c="32"/>MessageBoxIcon.Warning);</text:p>
      <text:p text:style-name="P1"><text:s text:c="12"/>}</text:p>
      <text:p text:style-name="P1"><text:s text:c="8"/>}</text:p>
      <text:p text:style-name="P1"/>
      <text:p text:style-name="P1"><text:s text:c="8"/>private void IssueStockForm_Load(object sender, EventArgs e)</text:p>
      <text:p text:style-name="P1"><text:s text:c="8"/>{</text:p>
      <text:p text:style-name="P1"><text:s text:c="12"/>// Populate the grid when the form opens</text:p>
      <text:p text:style-name="P1"><text:s text:c="12"/>LoadOrders();</text:p>
      <text:p text:style-name="P1"><text:s text:c="8"/>}</text:p>
      <text:p text:style-name="P1"/>
      <text:p text:style-name="P1"><text:s text:c="8"/>private void LoadOrders()</text:p>
      <text:p text:style-name="P1"><text:s text:c="8"/>{</text:p>
      <text:p text:style-name="P1"><text:s text:c="12"/>dataGridView1.DataSource = ExecuteProc("sp_GetStock");</text:p>
      <text:p text:style-name="P1"><text:s text:c="12"/>dataGridView2.DataSource = ExecuteProc("sp_GetClient");</text:p>
      <text:p text:style-name="P1"><text:s text:c="12"/>dgvOrders.DataSource = ExecuteProc("sp_GetClientOrders");</text:p>
      <text:p text:style-name="P1"><text:s text:c="8"/>}</text:p>
      <text:p text:style-name="P1"/>
      <text:p text:style-name="P1"><text:s text:c="8"/>private DataTable ExecuteProc(string procName)</text:p>
      <text:p text:style-name="P1"><text:s text:c="8"/>{</text:p>
      <text:p text:style-name="P1"><text:s text:c="12"/>var dt = new DataTable();</text:p>
      <text:p text:style-name="P1"/>
      <text:p text:style-name="P1"><text:s text:c="12"/>using (var conn = new SqlConnection(_connString))</text:p>
      <text:p text:style-name="P1"><text:s text:c="12"/>using (var cmd = new SqlCommand(procName, conn) { CommandType = CommandType.StoredProcedure })</text:p>
      <text:p text:style-name="P1"><text:s text:c="12"/>using (var da = new SqlDataAdapter(cmd))</text:p>
      <text:p text:style-name="P1"><text:s text:c="12"/>{</text:p>
      <text:p text:style-name="P1"><text:s text:c="16"/>da.Fill(dt);</text:p>
      <text:p text:style-name="P1"><text:s text:c="12"/>}</text:p>
      <text:p text:style-name="P1"/>
      <text:p text:style-name="P1"><text:s text:c="12"/>return dt;</text:p>
      <text:p text:style-name="P1"><text:s text:c="8"/>}</text:p>
      <text:p text:style-name="P1"/>
      <text:p text:style-name="P1"><text:s text:c="8"/>private void btnISBack_Click(object sender, EventArgs e)</text:p>
      <text:p text:style-name="P1"><text:s text:c="8"/>{</text:p>
      <text:p text:style-name="P1"><text:s text:c="12"/>var menu = new Menu();</text:p>
      <text:p text:style-name="P1"><text:s text:c="12"/>menu.Show();</text:p>
      <text:p text:style-name="P1"><text:s text:c="12"/>this.Hide();</text:p>
      <text:p text:style-name="P1"><text:s text:c="8"/>}</text:p>
      <text:p text:style-name="P1"/>
      <text:p text:style-name="P1"><text:s text:c="8"/>private void btnSubmit_Click(object sender, EventArgs e)</text:p>
      <text:p text:style-name="P1"><text:s text:c="8"/>{</text:p>
      <text:p text:style-name="P1"><text:s text:c="12"/>try</text:p>
      <text:p text:style-name="P1"><text:s text:c="12"/>{</text:p>
      <text:p text:style-name="P1"><text:s text:c="16"/>// 1. Gather inputs from the form</text:p>
      <text:p text:style-name="P1"><text:s text:c="16"/>int clientId = (int)nudClientID.Value;</text:p>
      <text:p text:style-name="P1"><text:s text:c="16"/>int stockId = (int)nudStockID.Value;</text:p>
      <text:p text:style-name="P1"><text:s text:c="16"/>int qty = (int)nudQuantity.Value;</text:p>
      <text:p text:style-name="P1"><text:s text:c="16"/>DateTime date = dtpOrderDate.Value.Date;</text:p>
      <text:p text:style-name="P1"><text:s text:c="16"/>TimeSpan time = DateTime.Now.TimeOfDay;</text:p>
      <text:p text:style-name="P1"/>
      <text:p text:style-name="P1"><text:s text:c="16"/>// 2. Call the insert stored procedure</text:p>
      <text:p text:style-name="P1"><text:s text:c="16"/>using (var conn = new SqlConnection(_connString))</text:p>
      <text:p text:style-name="P1"><text:s text:c="16"/>using (var cmd = new SqlCommand("sp_InsertClientOrder", conn))</text:p>
      <text:p text:style-name="P1"><text:s text:c="16"/>{</text:p>
      <text:p text:style-name="P1"><text:s text:c="20"/>cmd.CommandType = CommandType.StoredProcedure;</text:p>
      <text:p text:style-name="P1"><text:s text:c="20"/>cmd.Parameters.AddWithValue("@Client_ID", clientId);</text:p>
      <text:p text:style-name="P1"><text:s text:c="20"/>cmd.Parameters.AddWithValue("@Stock_ID", stockId);</text:p>
      <text:p text:style-name="P1"><text:s text:c="20"/>cmd.Parameters.AddWithValue("@Quantity", qty);</text:p>
      <text:p text:style-name="P1"><text:s text:c="20"/>cmd.Parameters.AddWithValue("@Order_Date", date);</text:p>
      <text:p text:style-name="P1"><text:s text:c="20"/>cmd.Parameters.AddWithValue("@Order_Time", time);</text:p>
      <text:p text:style-name="P1"/>
      <text:p text:style-name="P1"><text:s text:c="20"/>conn.Open();</text:p>
      <text:p text:style-name="P1"><text:s text:c="20"/>var newId = cmd.ExecuteScalar();</text:p>
      <text:p text:style-name="P1"><text:s text:c="20"/>MessageBox.Show($"Order inserted successfully (ID = {newId})",</text:p>
      <text:p text:style-name="P1"><text:s text:c="36"/>"Success",</text:p>
      <text:p text:style-name="P1"><text:s text:c="36"/>MessageBoxButtons.OK,</text:p>
      <text:p text:style-name="P1"><text:s text:c="36"/>MessageBoxIcon.Information);</text:p>
      <text:p text:style-name="P1"><text:s text:c="16"/>}</text:p>
      <text:p text:style-name="P1"/>
      <text:p text:style-name="P1"><text:s text:c="16"/>// 3. Refresh the grid so the new order appears</text:p>
      <text:p text:style-name="P1"><text:s text:c="16"/>LoadOrders();</text:p>
      <text:p text:style-name="P1"><text:s text:c="12"/>}</text:p>
      <text:p text:style-name="P1"><text:s text:c="12"/>catch (Exception ex)</text:p>
      <text:p text:style-name="P1"><text:s text:c="12"/>{</text:p>
      <text:p text:style-name="P1"><text:s text:c="16"/>MessageBox.Show($"Error inserting order: {ex.Message}",</text:p>
      <text:p text:style-name="P1"><text:s text:c="32"/>"Insert Error",</text:p>
      <text:p text:style-name="P1"><text:s text:c="32"/>MessageBoxButtons.OK,</text:p>
      <text:p text:style-name="P1"><text:s text:c="32"/>MessageBoxIcon.Error);</text:p>
      <text:p text:style-name="P1"><text:s text:c="12"/>}</text:p>
      <text:p text:style-name="P1"><text:s text:c="8"/>}</text:p>
      <text:p text:style-name="P1"/>
      <text:p text:style-name="P1"><text:s text:c="8"/>private void dataGridView1_CellContentClick(object sender, DataGridViewCellEventArgs e)</text:p>
      <text:p text:style-name="P1"><text:s text:c="8"/>{</text:p>
      <text:p text:style-name="P1"/>
      <text:p text:style-name="P1"><text:s text:c="8"/>}</text:p>
      <text:p text:style-name="P1"/>
      <text:p text:style-name="P1"><text:s text:c="8"/>private void btnExit_Click(object sender, EventArgs e)</text:p>
      <text:p text:style-name="P1"><text:s text:c="8"/>{</text:p>
      <text:p text:style-name="P1"><text:s text:c="12"/>Application.Exit();</text:p>
      <text:p text:style-name="P1"><text:s text:c="8"/>}</text:p>
      <text:p text:style-name="P1"><text:s text:c="4"/>}</text:p>
      <text:p text:style-name="P1">}]</text:p>
      <text:p text:style-name="P1"/>
      <text:p text:style-name="P1"><text:span text:style-name="T1">MaintainForm.cs<text:s/></text:span>[using System;</text:p>
      <text:p text:style-name="P1">using System.Collections.Generic;</text:p>
      <text:p text:style-name="P1">using System.ComponentModel;</text:p>
      <text:p text:style-name="P1">using System.Data;</text:p>
      <text:p text:style-name="P1">using System.Drawing;</text:p>
      <text:p text:style-name="P1">using System.Linq;</text:p>
      <text:p text:style-name="P1">using System.Text;</text:p>
      <text:p text:style-name="P1">using System.Threading.Tasks;</text:p>
      <text:p text:style-name="P1">using System.Windows.Forms;</text:p>
      <text:p text:style-name="P1">using Microsoft.Extensions.Configuration;</text:p>
      <text:p text:style-name="P1">using System.Data.SqlClient;</text:p>
      <text:p text:style-name="P1"/>
      <text:p text:style-name="P1">namespace ZnForms</text:p>
      <text:p text:style-name="P1">{</text:p>
      <text:p text:style-name="P1"><text:s text:c="4"/>public partial class MaintainForm : Form</text:p>
      <text:p text:style-name="P1"><text:s text:c="4"/>{</text:p>
      <text:p text:style-name="P1"><text:s text:c="8"/>private readonly string _connString;</text:p>
      <text:p text:style-name="P1"><text:s text:c="8"/>public MaintainForm()</text:p>
      <text:p text:style-name="P1"><text:s text:c="8"/>{</text:p>
      <text:p text:style-name="P1"><text:s text:c="12"/>InitializeComponent();</text:p>
      <text:p text:style-name="P1"><text:s text:c="12"/>try</text:p>
      <text:p text:style-name="P1"><text:s text:c="12"/>{</text:p>
      <text:p text:style-name="P1"><text:s text:c="16"/>var builder = new ConfigurationBuilder().SetBasePath(AppContext.BaseDirectory).AddJsonFile("appsettings.json", optional: false, reloadOnChange: true);</text:p>
      <text:p text:style-name="P1"><text:s text:c="16"/>IConfiguration config = builder.Build();</text:p>
      <text:p text:style-name="P1"><text:s text:c="16"/>_connString = config.GetConnectionString("ZanempiloDB");</text:p>
      <text:p text:style-name="P1"><text:s text:c="16"/>using (SqlConnection conn = new SqlConnection(_connString))</text:p>
      <text:p text:style-name="P1"><text:s text:c="16"/>{</text:p>
      <text:p text:style-name="P1"><text:s text:c="20"/>conn.Open();</text:p>
      <text:p text:style-name="P1"><text:s text:c="20"/>MessageBox.Show("Connected Via appsetting.json!");</text:p>
      <text:p text:style-name="P1"><text:s text:c="16"/>}</text:p>
      <text:p text:style-name="P1"><text:s text:c="12"/>}</text:p>
      <text:p text:style-name="P1"><text:s text:c="12"/>catch (Exception ex)</text:p>
      <text:p text:style-name="P1"><text:s text:c="12"/>{</text:p>
      <text:p text:style-name="P1"><text:s text:c="16"/>MessageBox.Show($"Failed to load configuration: {ex.Message}", "Connection Error", MessageBoxButtons.OK, MessageBoxIcon.Warning);</text:p>
      <text:p text:style-name="P1"><text:s text:c="12"/>}</text:p>
      <text:p text:style-name="P1"><text:s text:c="8"/>}</text:p>
      <text:p text:style-name="P1"/>
      <text:p text:style-name="P1"><text:s text:c="8"/>private void MaintainForm_Load(object sender, EventArgs e) //Load Comboboxes</text:p>
      <text:p text:style-name="P1"><text:s text:c="8"/>{</text:p>
      <text:p text:style-name="P1"><text:s text:c="12"/>cmbDonorsAddFieldtoedit.Items.AddRange(new String[]</text:p>
      <text:p text:style-name="P1"><text:s text:c="12"/>{</text:p>
      <text:p text:style-name="P1"><text:s text:c="16"/>"First_Name",</text:p>
      <text:p text:style-name="P1"><text:s text:c="16"/>"Last_Name",</text:p>
      <text:p text:style-name="P1"><text:s text:c="16"/>"Email"</text:p>
      <text:p text:style-name="P1"><text:s text:c="12"/>});</text:p>
      <text:p text:style-name="P1"><text:s text:c="12"/>cmbDonorsAddFieldtoedit.SelectedIndex = 0;</text:p>
      <text:p text:style-name="P1"/>
      <text:p text:style-name="P1"/>
      <text:p text:style-name="P1"><text:s text:c="12"/>cbxClientUpdate.Items.AddRange(new String[]</text:p>
      <text:p text:style-name="P1"><text:s text:c="12"/>{</text:p>
      <text:p text:style-name="P1"><text:s text:c="16"/>"First_Name",</text:p>
      <text:p text:style-name="P1"><text:s text:c="16"/>"Last_Name",</text:p>
      <text:p text:style-name="P1"><text:s text:c="16"/>"Email"</text:p>
      <text:p text:style-name="P1"><text:s text:c="12"/>});</text:p>
      <text:p text:style-name="P1"><text:s text:c="12"/>cbxClientUpdate.SelectedIndex = 0;</text:p>
      <text:p text:style-name="P1"/>
      <text:p text:style-name="P1"><text:s text:c="12"/>cmbDonationsUpdateFieldToEdit.Items.AddRange(new String[]</text:p>
      <text:p text:style-name="P1"><text:s text:c="12"/>{</text:p>
      <text:p text:style-name="P1"><text:s text:c="16"/>"Donor_ID",</text:p>
      <text:p text:style-name="P1"><text:s text:c="16"/>"DonationType",</text:p>
      <text:p text:style-name="P1"><text:s text:c="16"/>"Donation_Date",</text:p>
      <text:p text:style-name="P1"><text:s text:c="16"/>"Description",</text:p>
      <text:p text:style-name="P1"><text:s text:c="16"/>"Quantity"</text:p>
      <text:p text:style-name="P1"><text:s text:c="12"/>});</text:p>
      <text:p text:style-name="P1"><text:s text:c="12"/>cmbDonationsUpdateFieldToEdit.SelectedIndex = 0;</text:p>
      <text:p text:style-name="P1"/>
      <text:p text:style-name="P1"><text:s text:c="12"/>cmbStockUpdateFieldtoedit.Items.AddRange(new String[]</text:p>
      <text:p text:style-name="P1"><text:s text:c="13"/>{</text:p>
      <text:p text:style-name="P1"><text:s text:c="16"/>"Donation_ID",</text:p>
      <text:p text:style-name="P1"><text:s text:c="16"/>"Description",</text:p>
      <text:p text:style-name="P1"><text:s text:c="16"/>"Quantity_In_Stock"</text:p>
      <text:p text:style-name="P1"><text:s text:c="13"/>});</text:p>
      <text:p text:style-name="P1"><text:s text:c="12"/>cmbStockUpdateFieldtoedit.SelectedIndex = 0;</text:p>
      <text:p text:style-name="P1"><text:s text:c="8"/>}</text:p>
      <text:p text:style-name="P1"/>
      <text:p text:style-name="P1"><text:s text:c="8"/>private void btnMaintainBack_Click(object sender, EventArgs e)</text:p>
      <text:p text:style-name="P1"><text:s text:c="8"/>{</text:p>
      <text:p text:style-name="P1"><text:s text:c="12"/>Menu menu = new Menu();</text:p>
      <text:p text:style-name="P1"><text:s text:c="12"/>menu.Show();</text:p>
      <text:p text:style-name="P1"><text:s text:c="12"/>this.Hide();</text:p>
      <text:p text:style-name="P1"><text:s text:c="8"/>}</text:p>
      <text:p text:style-name="P1"/>
      <text:p text:style-name="P1"><text:s text:c="8"/>private void btnClientAdd_Click(object sender, EventArgs e) //Client Add</text:p>
      <text:p text:style-name="P1"><text:s text:c="8"/>{</text:p>
      <text:p text:style-name="P1"><text:s text:c="12"/>using var conn = new SqlConnection(_connString);</text:p>
      <text:p text:style-name="P1"><text:s text:c="12"/>using var cmd = new SqlCommand("sp_ManageClient", conn);</text:p>
      <text:p text:style-name="P1"><text:s text:c="12"/>cmd.CommandType = CommandType.StoredProcedure;</text:p>
      <text:p text:style-name="P1"/>
      <text:p text:style-name="P1"><text:s text:c="12"/>cmd.Parameters.AddWithValue("@Action", "INSERT");</text:p>
      <text:p text:style-name="P1"><text:s text:c="12"/>cmd.Parameters.AddWithValue("@First_Name", txtClientAddFirstName.Text.Trim());</text:p>
      <text:p text:style-name="P1"><text:s text:c="12"/>cmd.Parameters.AddWithValue("@Last_Name", txtClientAddLastName.Text.Trim());</text:p>
      <text:p text:style-name="P1"><text:s text:c="12"/>cmd.Parameters.AddWithValue("@Email", txtClientAddEmail.Text.Trim());</text:p>
      <text:p text:style-name="P1"/>
      <text:p text:style-name="P1"><text:s text:c="12"/>conn.Open();</text:p>
      <text:p text:style-name="P1"><text:s text:c="12"/>var newId = cmd.ExecuteScalar();</text:p>
      <text:p text:style-name="P1"><text:s text:c="12"/>MessageBox.Show($"Client added with new ID: {newId}");</text:p>
      <text:p text:style-name="P1"><text:s text:c="8"/>}</text:p>
      <text:p text:style-name="P1"/>
      <text:p text:style-name="P1"><text:s text:c="8"/>private void btnDonorsAdd_Click(object sender, EventArgs e) //Donor Add</text:p>
      <text:p text:style-name="P1"><text:s text:c="8"/>{</text:p>
      <text:p text:style-name="P1"><text:s text:c="12"/>using var conn = new SqlConnection(_connString);</text:p>
      <text:p text:style-name="P1"><text:s text:c="12"/>using var cmd = new SqlCommand("sp_ManageDonor", conn);</text:p>
      <text:p text:style-name="P1"><text:s text:c="12"/>cmd.CommandType = CommandType.StoredProcedure;</text:p>
      <text:p text:style-name="P1"/>
      <text:p text:style-name="P1"><text:s text:c="12"/>cmd.Parameters.AddWithValue("@Action", "INSERT");</text:p>
      <text:p text:style-name="P1"><text:s text:c="12"/>cmd.Parameters.AddWithValue("@First_Name", txtDonorsAddFName.Text.Trim());</text:p>
      <text:p text:style-name="P1"><text:s text:c="12"/>cmd.Parameters.AddWithValue("@Last_Name", txtDonorsAddLName.Text.Trim());</text:p>
      <text:p text:style-name="P1"><text:s text:c="12"/>cmd.Parameters.AddWithValue("@Email", txtDonorsAddEmail.Text.Trim());</text:p>
      <text:p text:style-name="P1"/>
      <text:p text:style-name="P1"><text:s text:c="12"/>conn.Open();</text:p>
      <text:p text:style-name="P1"><text:s text:c="12"/>var newId = cmd.ExecuteScalar(); //returns newDonorId</text:p>
      <text:p text:style-name="P1"><text:s text:c="12"/>MessageBox.Show($"Donor added with new ID: {newId}");</text:p>
      <text:p text:style-name="P1"><text:s text:c="8"/>}</text:p>
      <text:p text:style-name="P1"/>
      <text:p text:style-name="P1"><text:s text:c="8"/>private void btnDonorsUpdate_Click(object sender, EventArgs e) //Donor Update</text:p>
      <text:p text:style-name="P1"><text:s text:c="8"/>{</text:p>
      <text:p text:style-name="P1"><text:s text:c="12"/>int donorID = (int)nudDonorsAddDonorID.Value;</text:p>
      <text:p text:style-name="P1"><text:s text:c="12"/>string selectedField = cmbDonorsAddFieldtoedit.SelectedItem.ToString();</text:p>
      <text:p text:style-name="P1"><text:s text:c="12"/>string newValue = txtDonorsAddContent.Text.Trim();</text:p>
      <text:p text:style-name="P1"/>
      <text:p text:style-name="P1"><text:s text:c="12"/>if (string.IsNullOrWhiteSpace(newValue))</text:p>
      <text:p text:style-name="P1"><text:s text:c="12"/>{</text:p>
      <text:p text:style-name="P1"><text:s text:c="16"/>MessageBox.Show("Please enter a value to update.", "Validation", MessageBoxButtons.OK, MessageBoxIcon.Warning);</text:p>
      <text:p text:style-name="P1"><text:s text:c="16"/>return;</text:p>
      <text:p text:style-name="P1"><text:s text:c="12"/>}</text:p>
      <text:p text:style-name="P1"/>
      <text:p text:style-name="P1"><text:s text:c="12"/>string fName = "", lName = "", email = "";</text:p>
      <text:p text:style-name="P1"><text:s text:c="12"/>using (var conn = new SqlConnection(_connString))</text:p>
      <text:p text:style-name="P1"><text:s text:c="12"/>using (var cmd = new SqlCommand("SELECT First_Name, Last_Name, Email FROM Donor WHERE Donor_ID = @Donor_ID", conn))</text:p>
      <text:p text:style-name="P1"><text:s text:c="12"/>{</text:p>
      <text:p text:style-name="P1"><text:s text:c="16"/>cmd.Parameters.AddWithValue("@Donor_ID", donorID);</text:p>
      <text:p text:style-name="P1"><text:s text:c="16"/>conn.Open();</text:p>
      <text:p text:style-name="P1"><text:s text:c="16"/>using (var reader = cmd.ExecuteReader())</text:p>
      <text:p text:style-name="P1"><text:s text:c="16"/>{</text:p>
      <text:p text:style-name="P1"><text:s text:c="20"/>if (reader.Read())</text:p>
      <text:p text:style-name="P1"><text:s text:c="20"/>{</text:p>
      <text:p text:style-name="P1"><text:s text:c="24"/>fName = reader["First_Name"].ToString();</text:p>
      <text:p text:style-name="P1"><text:s text:c="24"/>lName = reader["Last_Name"].ToString();</text:p>
      <text:p text:style-name="P1"><text:s text:c="24"/>email = reader["Email"].ToString();</text:p>
      <text:p text:style-name="P1"><text:s text:c="20"/>}</text:p>
      <text:p text:style-name="P1"><text:s text:c="20"/>else</text:p>
      <text:p text:style-name="P1"><text:s text:c="20"/>{</text:p>
      <text:p text:style-name="P1"><text:s text:c="24"/>MessageBox.Show("Donor not found");</text:p>
      <text:p text:style-name="P1"><text:s text:c="24"/>return;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witch (selectedField)</text:p>
      <text:p text:style-name="P1"><text:s text:c="12"/>{</text:p>
      <text:p text:style-name="P1"><text:s text:c="16"/>case "First_Name": fName = newValue; break;</text:p>
      <text:p text:style-name="P1"><text:s text:c="16"/>case "Last_Name": lName = newValue; break;</text:p>
      <text:p text:style-name="P1"><text:s text:c="16"/>case "Email": email = newValue; break;</text:p>
      <text:p text:style-name="P1"/>
      <text:p text:style-name="P1"><text:s text:c="12"/>}</text:p>
      <text:p text:style-name="P1"/>
      <text:p text:style-name="P1"><text:s text:c="12"/>using (var conn = new SqlConnection(_connString))</text:p>
      <text:p text:style-name="P1"><text:s text:c="12"/>using (var cmd = new SqlCommand("sp_ManageDonor", conn))</text:p>
      <text:p text:style-name="P1"><text:s text:c="12"/>{</text:p>
      <text:p text:style-name="P1"><text:s text:c="16"/>cmd.CommandType = CommandType.StoredProcedure;</text:p>
      <text:p text:style-name="P1"><text:s text:c="16"/>cmd.Parameters.AddWithValue("@Action", "UPDATE");</text:p>
      <text:p text:style-name="P1"><text:s text:c="16"/>cmd.Parameters.AddWithValue("@Donor_ID", donorID);</text:p>
      <text:p text:style-name="P1"><text:s text:c="16"/>cmd.Parameters.AddWithValue("@First_Name", fName);</text:p>
      <text:p text:style-name="P1"><text:s text:c="16"/>cmd.Parameters.AddWithValue("@Last_Name", lName);</text:p>
      <text:p text:style-name="P1"><text:s text:c="16"/>cmd.Parameters.AddWithValue("@Email", email);</text:p>
      <text:p text:style-name="P1"/>
      <text:p text:style-name="P1"><text:s text:c="16"/>conn.Open();</text:p>
      <text:p text:style-name="P1"><text:s text:c="16"/>var rows = cmd.ExecuteScalar();</text:p>
      <text:p text:style-name="P1"><text:s text:c="16"/>MessageBox.Show($"{rows} record(s) updated.");</text:p>
      <text:p text:style-name="P1"><text:s text:c="12"/>}</text:p>
      <text:p text:style-name="P1"><text:s text:c="8"/>}</text:p>
      <text:p text:style-name="P1"/>
      <text:p text:style-name="P1"><text:s text:c="8"/>private void btnClientDelete_Click(object sender, EventArgs e) //Client Delete</text:p>
      <text:p text:style-name="P1"><text:s text:c="8"/>{</text:p>
      <text:p text:style-name="P1"><text:s text:c="12"/>int clientID = (int)nudClientIDDelete.Value;</text:p>
      <text:p text:style-name="P1"><text:s text:c="12"/>var result = MessageBox.Show($"Are you sure you want to delete Client {clientID}?", "Confirm Deletion", MessageBoxButtons.YesNo, MessageBoxIcon.Warning);</text:p>
      <text:p text:style-name="P1"><text:s text:c="12"/>if (result != DialogResult.Yes)</text:p>
      <text:p text:style-name="P1"><text:s text:c="12"/>{</text:p>
      <text:p text:style-name="P1"><text:s text:c="16"/>MessageBox.Show("Deletion cancelled.", "Info", MessageBoxButtons.OK, MessageBoxIcon.Information);</text:p>
      <text:p text:style-name="P1"><text:s text:c="16"/>return;</text:p>
      <text:p text:style-name="P1"><text:s text:c="12"/>}</text:p>
      <text:p text:style-name="P1"/>
      <text:p text:style-name="P1"><text:s text:c="12"/>using var conn = new SqlConnection(_connString);</text:p>
      <text:p text:style-name="P1"><text:s text:c="12"/>using var cmd = new SqlCommand("sp_ManageClient", conn);</text:p>
      <text:p text:style-name="P1"><text:s text:c="12"/>cmd.CommandType = CommandType.StoredProcedure;</text:p>
      <text:p text:style-name="P1"/>
      <text:p text:style-name="P1"><text:s text:c="12"/>cmd.Parameters.AddWithValue("@Action", "DELETE");</text:p>
      <text:p text:style-name="P1"><text:s text:c="12"/>cmd.Parameters.AddWithValue("@Client_ID", clientID);</text:p>
      <text:p text:style-name="P1"><text:s text:c="12"/>conn.Open();</text:p>
      <text:p text:style-name="P1"><text:s text:c="12"/>var rows = cmd.ExecuteScalar();</text:p>
      <text:p text:style-name="P1"><text:s text:c="12"/>MessageBox.Show($"{rows} record(s) updated.");</text:p>
      <text:p text:style-name="P1"><text:s text:c="8"/>}</text:p>
      <text:p text:style-name="P1"/>
      <text:p text:style-name="P1"><text:s text:c="8"/>private void btnDonorsDelete_Click(object sender, EventArgs e) //Donors Delete</text:p>
      <text:p text:style-name="P1"><text:s text:c="8"/>{</text:p>
      <text:p text:style-name="P1"><text:s text:c="12"/>int donorID = (int)nudDonorsDeleteDonorID.Value;</text:p>
      <text:p text:style-name="P1"><text:s text:c="12"/>var result = MessageBox.Show($"Are you sure you want to delete Donor {donorID}?", "Confirm Deletion", MessageBoxButtons.YesNo, MessageBoxIcon.Warning);</text:p>
      <text:p text:style-name="P1"><text:s text:c="12"/>if (result != DialogResult.Yes)</text:p>
      <text:p text:style-name="P1"><text:s text:c="12"/>{</text:p>
      <text:p text:style-name="P1"><text:s text:c="16"/>MessageBox.Show("Deletion cancelled.", "Info", MessageBoxButtons.OK, MessageBoxIcon.Information);</text:p>
      <text:p text:style-name="P1"><text:s text:c="16"/>return;</text:p>
      <text:p text:style-name="P1"><text:s text:c="12"/>}</text:p>
      <text:p text:style-name="P1"/>
      <text:p text:style-name="P1"><text:s text:c="12"/>using var conn = new SqlConnection(_connString);</text:p>
      <text:p text:style-name="P1"><text:s text:c="12"/>using var cmd = new SqlCommand("sp_ManageDonor", conn);</text:p>
      <text:p text:style-name="P1"><text:s text:c="12"/>cmd.CommandType = CommandType.StoredProcedure;</text:p>
      <text:p text:style-name="P1"/>
      <text:p text:style-name="P1"><text:s text:c="12"/>cmd.Parameters.AddWithValue("@Action", "DELETE");</text:p>
      <text:p text:style-name="P1"><text:s text:c="12"/>cmd.Parameters.AddWithValue("@Donor_ID", donorID);</text:p>
      <text:p text:style-name="P1"><text:s text:c="12"/>conn.Open();</text:p>
      <text:p text:style-name="P1"><text:s text:c="12"/>var rows = cmd.ExecuteScalar();</text:p>
      <text:p text:style-name="P1"><text:s text:c="12"/>MessageBox.Show($"{rows} record(s) updated.");</text:p>
      <text:p text:style-name="P1"><text:s text:c="8"/>}</text:p>
      <text:p text:style-name="P1"/>
      <text:p text:style-name="P1"><text:s text:c="8"/>private void btnExit_Click(object sender, EventArgs e) //Exit</text:p>
      <text:p text:style-name="P1"><text:s text:c="8"/>{</text:p>
      <text:p text:style-name="P1"><text:s text:c="12"/>Application.Exit();</text:p>
      <text:p text:style-name="P1"><text:s text:c="8"/>}</text:p>
      <text:p text:style-name="P1"/>
      <text:p text:style-name="P1"><text:s text:c="8"/>private void btnClientUpdate_Click(object sender, EventArgs e) //Client Update</text:p>
      <text:p text:style-name="P1"><text:s text:c="8"/>{</text:p>
      <text:p text:style-name="P1"><text:s text:c="12"/>int clientID = (int)nudClientIDUpdate.Value;</text:p>
      <text:p text:style-name="P1"><text:s text:c="12"/>string selectedField = cbxClientUpdate.SelectedItem.ToString();</text:p>
      <text:p text:style-name="P1"><text:s text:c="12"/>string newValue = txtClientUpdateContent.Text.Trim();</text:p>
      <text:p text:style-name="P1"/>
      <text:p text:style-name="P1"><text:s text:c="12"/>if (string.IsNullOrWhiteSpace(newValue))</text:p>
      <text:p text:style-name="P1"><text:s text:c="12"/>{</text:p>
      <text:p text:style-name="P1"><text:s text:c="16"/>MessageBox.Show("Please enter a value to update.", "Validation", MessageBoxButtons.OK, MessageBoxIcon.Warning);</text:p>
      <text:p text:style-name="P1"><text:s text:c="16"/>return;</text:p>
      <text:p text:style-name="P1"><text:s text:c="12"/>}</text:p>
      <text:p text:style-name="P1"/>
      <text:p text:style-name="P1"><text:s text:c="12"/>string fName = "", lName = "", email = "";</text:p>
      <text:p text:style-name="P1"><text:s text:c="12"/>using (var conn = new SqlConnection(_connString))</text:p>
      <text:p text:style-name="P1"><text:s text:c="12"/>using (var cmd = new SqlCommand("SELECT First_Name, Last_Name, Email FROM Client WHERE Client_ID = @Client_ID", conn))</text:p>
      <text:p text:style-name="P1"><text:s text:c="12"/>{</text:p>
      <text:p text:style-name="P1"><text:s text:c="16"/>cmd.Parameters.AddWithValue("@Client_ID", clientID);</text:p>
      <text:p text:style-name="P1"><text:s text:c="16"/>conn.Open();</text:p>
      <text:p text:style-name="P1"><text:s text:c="16"/>using (var reader = cmd.ExecuteReader())</text:p>
      <text:p text:style-name="P1"><text:s text:c="16"/>{</text:p>
      <text:p text:style-name="P1"><text:s text:c="20"/>if (reader.Read())</text:p>
      <text:p text:style-name="P1"><text:s text:c="20"/>{</text:p>
      <text:p text:style-name="P1"><text:s text:c="24"/>fName = reader["First_Name"].ToString();</text:p>
      <text:p text:style-name="P1"><text:s text:c="24"/>lName = reader["Last_Name"].ToString();</text:p>
      <text:p text:style-name="P1"><text:s text:c="24"/>email = reader["Email"].ToString();</text:p>
      <text:p text:style-name="P1"><text:s text:c="20"/>}</text:p>
      <text:p text:style-name="P1"><text:s text:c="20"/>else</text:p>
      <text:p text:style-name="P1"><text:s text:c="20"/>{</text:p>
      <text:p text:style-name="P1"><text:s text:c="24"/>MessageBox.Show("Client not found");</text:p>
      <text:p text:style-name="P1"><text:s text:c="24"/>return;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witch (selectedField)</text:p>
      <text:p text:style-name="P1"><text:s text:c="12"/>{</text:p>
      <text:p text:style-name="P1"><text:s text:c="16"/>case "First_Name": fName = newValue; break;</text:p>
      <text:p text:style-name="P1"><text:s text:c="16"/>case "Last_Name": lName = newValue; break;</text:p>
      <text:p text:style-name="P1"><text:s text:c="16"/>case "Email": email = newValue; break;</text:p>
      <text:p text:style-name="P1"/>
      <text:p text:style-name="P1"><text:s text:c="12"/>}</text:p>
      <text:p text:style-name="P1"/>
      <text:p text:style-name="P1"><text:s text:c="12"/>using (var conn = new SqlConnection(_connString))</text:p>
      <text:p text:style-name="P1"><text:s text:c="12"/>using (var cmd = new SqlCommand("sp_ManageClient", conn))</text:p>
      <text:p text:style-name="P1"><text:s text:c="12"/>{</text:p>
      <text:p text:style-name="P1"><text:s text:c="16"/>cmd.CommandType = CommandType.StoredProcedure;</text:p>
      <text:p text:style-name="P1"><text:s text:c="16"/>cmd.Parameters.AddWithValue("@Action", "UPDATE");</text:p>
      <text:p text:style-name="P1"><text:s text:c="16"/>cmd.Parameters.AddWithValue("@Client_ID", clientID);</text:p>
      <text:p text:style-name="P1"><text:s text:c="16"/>cmd.Parameters.AddWithValue("@First_Name", fName);</text:p>
      <text:p text:style-name="P1"><text:s text:c="16"/>cmd.Parameters.AddWithValue("@Last_Name", lName);</text:p>
      <text:p text:style-name="P1"><text:s text:c="16"/>cmd.Parameters.AddWithValue("@Email", email);</text:p>
      <text:p text:style-name="P1"/>
      <text:p text:style-name="P1"><text:s text:c="16"/>conn.Open();</text:p>
      <text:p text:style-name="P1"><text:s text:c="16"/>var rows = cmd.ExecuteScalar();</text:p>
      <text:p text:style-name="P1"><text:s text:c="16"/>MessageBox.Show($"{rows} record(s) updated.");</text:p>
      <text:p text:style-name="P1"><text:s text:c="12"/>}</text:p>
      <text:p text:style-name="P1"><text:s text:c="8"/>}</text:p>
      <text:p text:style-name="P1"/>
      <text:p text:style-name="P1"><text:s text:c="8"/>private void btnStockAdd_Click(object sender, EventArgs e) //Stock Add</text:p>
      <text:p text:style-name="P1"><text:s text:c="8"/>{</text:p>
      <text:p text:style-name="P1"><text:s text:c="12"/>using var conn = new SqlConnection(_connString);</text:p>
      <text:p text:style-name="P1"><text:s text:c="12"/>using var cmd = new SqlCommand("sp_ManageStock", conn);</text:p>
      <text:p text:style-name="P1"><text:s text:c="12"/>cmd.CommandType = CommandType.StoredProcedure;</text:p>
      <text:p text:style-name="P1"/>
      <text:p text:style-name="P1"><text:s text:c="12"/>cmd.Parameters.AddWithValue("@Action", "INSERT");</text:p>
      <text:p text:style-name="P1"><text:s text:c="12"/>cmd.Parameters.AddWithValue("@Donation_ID", nudStockAddDonationID.Value);</text:p>
      <text:p text:style-name="P1"><text:s text:c="12"/>cmd.Parameters.AddWithValue("@Description", txtStockAddDescrition.Text.Trim());</text:p>
      <text:p text:style-name="P1"><text:s text:c="12"/>cmd.Parameters.AddWithValue("@Quantity_In_Stock", nudStockAddQuantity.Value);</text:p>
      <text:p text:style-name="P1"/>
      <text:p text:style-name="P1"><text:s text:c="12"/>conn.Open();</text:p>
      <text:p text:style-name="P1"><text:s text:c="12"/>var newId = cmd.ExecuteScalar(); //returns newDonorId</text:p>
      <text:p text:style-name="P1"><text:s text:c="12"/>MessageBox.Show($"Stock added with new ID: {newId}");</text:p>
      <text:p text:style-name="P1"><text:s text:c="8"/>}</text:p>
      <text:p text:style-name="P1"/>
      <text:p text:style-name="P1"><text:s text:c="8"/>private void btnStockUpdate_Click(object sender, EventArgs e) //Stock Update</text:p>
      <text:p text:style-name="P1"><text:s text:c="8"/>{</text:p>
      <text:p text:style-name="P1"><text:s text:c="12"/>int stockID = (int)nudStockUpdateStockID.Value;</text:p>
      <text:p text:style-name="P1"><text:s text:c="12"/>string selectedField = cmbStockUpdateFieldtoedit.SelectedItem.ToString();</text:p>
      <text:p text:style-name="P1"><text:s text:c="12"/>string newValue = txtStockUpdateContent.Text.Trim();</text:p>
      <text:p text:style-name="P1"/>
      <text:p text:style-name="P1"><text:s text:c="12"/>if (string.IsNullOrWhiteSpace(newValue))</text:p>
      <text:p text:style-name="P1"><text:s text:c="12"/>{</text:p>
      <text:p text:style-name="P1"><text:s text:c="16"/>MessageBox.Show("Please enter a value to update.", "Validation", MessageBoxButtons.OK, MessageBoxIcon.Warning);</text:p>
      <text:p text:style-name="P1"><text:s text:c="16"/>return;</text:p>
      <text:p text:style-name="P1"><text:s text:c="12"/>}</text:p>
      <text:p text:style-name="P1"/>
      <text:p text:style-name="P1"><text:s text:c="12"/>string donationID = "", description = "", quantity = "";</text:p>
      <text:p text:style-name="P1"><text:s text:c="12"/>using (var conn = new SqlConnection(_connString))</text:p>
      <text:p text:style-name="P1"><text:s text:c="12"/>using (var cmd = new SqlCommand("SELECT Donation_ID, Description, Quantity_In_Stock FROM Stock WHERE Stock_ID = @Stock_ID", conn))</text:p>
      <text:p text:style-name="P1"><text:s text:c="12"/>{</text:p>
      <text:p text:style-name="P1"><text:s text:c="16"/>cmd.Parameters.AddWithValue("@Stock_ID", stockID);</text:p>
      <text:p text:style-name="P1"><text:s text:c="16"/>conn.Open();</text:p>
      <text:p text:style-name="P1"><text:s text:c="16"/>using (var reader = cmd.ExecuteReader())</text:p>
      <text:p text:style-name="P1"><text:s text:c="16"/>{</text:p>
      <text:p text:style-name="P1"><text:s text:c="20"/>if (reader.Read())</text:p>
      <text:p text:style-name="P1"><text:s text:c="20"/>{</text:p>
      <text:p text:style-name="P1"><text:s text:c="24"/>donationID = reader["Donation_ID"].ToString();</text:p>
      <text:p text:style-name="P1"><text:s text:c="24"/>description = reader["Description"].ToString();</text:p>
      <text:p text:style-name="P1"><text:s text:c="24"/>quantity = reader["Quantity_In_Stock"].ToString();</text:p>
      <text:p text:style-name="P1"><text:s text:c="20"/>}</text:p>
      <text:p text:style-name="P1"><text:s text:c="20"/>else</text:p>
      <text:p text:style-name="P1"><text:s text:c="20"/>{</text:p>
      <text:p text:style-name="P1"><text:s text:c="24"/>MessageBox.Show("Stock not found");</text:p>
      <text:p text:style-name="P1"><text:s text:c="24"/>return;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witch (selectedField)</text:p>
      <text:p text:style-name="P1"><text:s text:c="12"/>{</text:p>
      <text:p text:style-name="P1"><text:s text:c="16"/>case "Donation_ID": donationID = newValue; break;</text:p>
      <text:p text:style-name="P1"><text:s text:c="16"/>case "Description": description = newValue; break;</text:p>
      <text:p text:style-name="P1"><text:s text:c="16"/>case "Quantity_In_Stock": quantity = newValue; break;</text:p>
      <text:p text:style-name="P1"/>
      <text:p text:style-name="P1"><text:s text:c="12"/>}</text:p>
      <text:p text:style-name="P1"/>
      <text:p text:style-name="P1"><text:s text:c="12"/>using (var conn = new SqlConnection(_connString))</text:p>
      <text:p text:style-name="P1"><text:s text:c="12"/>using (var cmd = new SqlCommand("sp_ManageStock", conn))</text:p>
      <text:p text:style-name="P1"><text:s text:c="12"/>{</text:p>
      <text:p text:style-name="P1"><text:s text:c="16"/>cmd.CommandType = CommandType.StoredProcedure;</text:p>
      <text:p text:style-name="P1"><text:s text:c="16"/>cmd.Parameters.AddWithValue("@Action", "UPDATE");</text:p>
      <text:p text:style-name="P1"><text:s text:c="16"/>cmd.Parameters.AddWithValue("@Stock_ID", stockID);</text:p>
      <text:p text:style-name="P1"><text:s text:c="16"/>cmd.Parameters.AddWithValue("@Donation_ID", donationID);</text:p>
      <text:p text:style-name="P1"><text:s text:c="16"/>cmd.Parameters.AddWithValue("@Description", description);</text:p>
      <text:p text:style-name="P1"><text:s text:c="16"/>cmd.Parameters.AddWithValue("@Quantity_In_Stock", quantity);</text:p>
      <text:p text:style-name="P1"/>
      <text:p text:style-name="P1"><text:s text:c="16"/>conn.Open();</text:p>
      <text:p text:style-name="P1"><text:s text:c="16"/>var rows = cmd.ExecuteScalar();</text:p>
      <text:p text:style-name="P1"><text:s text:c="16"/>MessageBox.Show($"{rows} record(s) updated.");</text:p>
      <text:p text:style-name="P1"><text:s text:c="12"/>}</text:p>
      <text:p text:style-name="P1"><text:s text:c="8"/>}</text:p>
      <text:p text:style-name="P1"/>
      <text:p text:style-name="P1"><text:s text:c="8"/>private void btnStockDelete_Click(object sender, EventArgs e) //Stock Delete</text:p>
      <text:p text:style-name="P1"><text:s text:c="8"/>{</text:p>
      <text:p text:style-name="P1"><text:s text:c="12"/>int stockID = (int)nudStockDeleteStockID.Value;</text:p>
      <text:p text:style-name="P1"><text:s text:c="12"/>var result = MessageBox.Show($"Are you sure you want to delete Stock {stockID}?", "Confirm Deletion", MessageBoxButtons.YesNo, MessageBoxIcon.Warning);</text:p>
      <text:p text:style-name="P1"><text:s text:c="12"/>if (result != DialogResult.Yes)</text:p>
      <text:p text:style-name="P1"><text:s text:c="12"/>{</text:p>
      <text:p text:style-name="P1"><text:s text:c="16"/>MessageBox.Show("Deletion cancelled.", "Info", MessageBoxButtons.OK, MessageBoxIcon.Information);</text:p>
      <text:p text:style-name="P1"><text:s text:c="16"/>return;</text:p>
      <text:p text:style-name="P1"><text:s text:c="12"/>}</text:p>
      <text:p text:style-name="P1"/>
      <text:p text:style-name="P1"><text:s text:c="12"/>using var conn = new SqlConnection(_connString);</text:p>
      <text:p text:style-name="P1"><text:s text:c="12"/>using var cmd = new SqlCommand("sp_ManageStock", conn);</text:p>
      <text:p text:style-name="P1"><text:s text:c="12"/>cmd.CommandType = CommandType.StoredProcedure;</text:p>
      <text:p text:style-name="P1"/>
      <text:p text:style-name="P1"><text:s text:c="12"/>cmd.Parameters.AddWithValue("@Action", "DELETE");</text:p>
      <text:p text:style-name="P1"><text:s text:c="12"/>cmd.Parameters.AddWithValue("@Stock_ID", stockID);</text:p>
      <text:p text:style-name="P1"><text:s text:c="12"/>conn.Open();</text:p>
      <text:p text:style-name="P1"><text:s text:c="12"/>var rows = cmd.ExecuteScalar();</text:p>
      <text:p text:style-name="P1"><text:s text:c="12"/>MessageBox.Show($"{rows} record(s) updated.");</text:p>
      <text:p text:style-name="P1"><text:s text:c="8"/>}</text:p>
      <text:p text:style-name="P1"/>
      <text:p text:style-name="P1"><text:s text:c="8"/>private void btnDonationsAdd_Click(object sender, EventArgs e) //Donations Add</text:p>
      <text:p text:style-name="P1"><text:s text:c="8"/>{</text:p>
      <text:p text:style-name="P1"><text:s text:c="12"/>using var conn = new SqlConnection(_connString);</text:p>
      <text:p text:style-name="P1"><text:s text:c="12"/>using var cmd = new SqlCommand("sp_ManageDonations", conn);</text:p>
      <text:p text:style-name="P1"><text:s text:c="12"/>cmd.CommandType = CommandType.StoredProcedure;</text:p>
      <text:p text:style-name="P1"/>
      <text:p text:style-name="P1"><text:s text:c="12"/>cmd.Parameters.AddWithValue("@Action", "INSERT");</text:p>
      <text:p text:style-name="P1"><text:s text:c="12"/>cmd.Parameters.AddWithValue("@Donor_ID", nudDonationsAddDonorID.Value);</text:p>
      <text:p text:style-name="P1"><text:s text:c="12"/>cmd.Parameters.AddWithValue("@DonationType", txtDonationsAddDonationType.Text.Trim());</text:p>
      <text:p text:style-name="P1"><text:s text:c="12"/>cmd.Parameters.AddWithValue("@Donation_Date", dtpDonationsAddDonationDate.Value);</text:p>
      <text:p text:style-name="P1"><text:s text:c="12"/>cmd.Parameters.AddWithValue("@Description", txtDonationsAddDescription.Text.Trim());</text:p>
      <text:p text:style-name="P1"><text:s text:c="12"/>cmd.Parameters.AddWithValue("@Quantity", nudDonatoinsAddQuantity.Value);</text:p>
      <text:p text:style-name="P1"/>
      <text:p text:style-name="P1"><text:s text:c="12"/>conn.Open();</text:p>
      <text:p text:style-name="P1"><text:s text:c="12"/>var newId = cmd.ExecuteScalar();</text:p>
      <text:p text:style-name="P1"><text:s text:c="12"/>MessageBox.Show($"Stock added with new ID: {newId}");</text:p>
      <text:p text:style-name="P1"><text:s text:c="8"/>}</text:p>
      <text:p text:style-name="P1"/>
      <text:p text:style-name="P1"><text:s text:c="8"/>private void btnDonationsUpdate_Click(object sender, EventArgs e) //Donations Update</text:p>
      <text:p text:style-name="P1"><text:s text:c="8"/>{</text:p>
      <text:p text:style-name="P1"><text:s text:c="12"/>int donationsID = (int)nudDonationsUpdateDonationID.Value;</text:p>
      <text:p text:style-name="P1"><text:s text:c="12"/>string selectedField = cmbDonationsUpdateFieldToEdit.SelectedItem.ToString();</text:p>
      <text:p text:style-name="P1"><text:s text:c="12"/>string newValue = txtDonatoinsUpdateContent.Text.Trim();</text:p>
      <text:p text:style-name="P1"/>
      <text:p text:style-name="P1"><text:s text:c="12"/>if (string.IsNullOrWhiteSpace(newValue))</text:p>
      <text:p text:style-name="P1"><text:s text:c="12"/>{</text:p>
      <text:p text:style-name="P1"><text:s text:c="16"/>MessageBox.Show("Please enter a value to update.", "Validation", MessageBoxButtons.OK, MessageBoxIcon.Warning);</text:p>
      <text:p text:style-name="P1"><text:s text:c="16"/>return;</text:p>
      <text:p text:style-name="P1"><text:s text:c="12"/>}</text:p>
      <text:p text:style-name="P1"/>
      <text:p text:style-name="P1"><text:s text:c="12"/>string donorID = "", donationType = "", donationDate = "", description = "",quantity = "";</text:p>
      <text:p text:style-name="P1"><text:s text:c="12"/>using (var conn = new SqlConnection(_connString))</text:p>
      <text:p text:style-name="P1"><text:s text:c="12"/>using (var cmd = new SqlCommand("SELECT Donor_ID, DonationType, Donation_Date, Description, Quantity FROM Donation WHERE Donation_ID = @Donation_ID", conn))</text:p>
      <text:p text:style-name="P1"><text:s text:c="12"/>{</text:p>
      <text:p text:style-name="P1"><text:s text:c="16"/>cmd.Parameters.AddWithValue("@Donation_ID", donationsID);</text:p>
      <text:p text:style-name="P1"><text:s text:c="16"/>conn.Open();</text:p>
      <text:p text:style-name="P1"><text:s text:c="16"/>using (var reader = cmd.ExecuteReader())</text:p>
      <text:p text:style-name="P1"><text:s text:c="16"/>{</text:p>
      <text:p text:style-name="P1"><text:s text:c="20"/>if (reader.Read())</text:p>
      <text:p text:style-name="P1"><text:s text:c="20"/>{</text:p>
      <text:p text:style-name="P1"><text:s text:c="24"/>donorID = reader["Donor_ID"].ToString();</text:p>
      <text:p text:style-name="P1"><text:s text:c="24"/>donationType = reader["DonationType"].ToString();</text:p>
      <text:p text:style-name="P1"><text:s text:c="24"/>donationDate = reader["Donation_Date"].ToString();</text:p>
      <text:p text:style-name="P1"><text:s text:c="24"/>description = reader["Description"].ToString();</text:p>
      <text:p text:style-name="P1"><text:s text:c="24"/>quantity = reader["Quantity"].ToString();</text:p>
      <text:p text:style-name="P1"><text:s text:c="20"/>}</text:p>
      <text:p text:style-name="P1"><text:s text:c="20"/>else</text:p>
      <text:p text:style-name="P1"><text:s text:c="20"/>{</text:p>
      <text:p text:style-name="P1"><text:s text:c="24"/>MessageBox.Show("Donation not found");</text:p>
      <text:p text:style-name="P1"><text:s text:c="24"/>return;</text:p>
      <text:p text:style-name="P1"><text:s text:c="20"/>}</text:p>
      <text:p text:style-name="P1"><text:s text:c="16"/>}</text:p>
      <text:p text:style-name="P1"><text:s text:c="12"/>}</text:p>
      <text:p text:style-name="P1"/>
      <text:p text:style-name="P1"><text:s text:c="12"/>switch (selectedField)</text:p>
      <text:p text:style-name="P1"><text:s text:c="12"/>{</text:p>
      <text:p text:style-name="P1"><text:s text:c="16"/>case "Donor_ID": donorID = newValue; break;</text:p>
      <text:p text:style-name="P1"><text:s text:c="16"/>case "DonationType": donationType = newValue; break;</text:p>
      <text:p text:style-name="P1"><text:s text:c="16"/>case "Donation_Date": donationDate = newValue; break;</text:p>
      <text:p text:style-name="P1"><text:s text:c="16"/>case "Description": description = newValue; break;</text:p>
      <text:p text:style-name="P1"><text:s text:c="16"/>case "Quantity": quantity = newValue; break;</text:p>
      <text:p text:style-name="P1"/>
      <text:p text:style-name="P1"><text:s text:c="12"/>}</text:p>
      <text:p text:style-name="P1"/>
      <text:p text:style-name="P1"><text:s text:c="12"/>using (var conn = new SqlConnection(_connString))</text:p>
      <text:p text:style-name="P1"><text:s text:c="12"/>using (var cmd = new SqlCommand("sp_ManageDonations", conn))</text:p>
      <text:p text:style-name="P1"><text:s text:c="12"/>{</text:p>
      <text:p text:style-name="P1"><text:s text:c="16"/>cmd.CommandType = CommandType.StoredProcedure;</text:p>
      <text:p text:style-name="P1"><text:s text:c="16"/>cmd.Parameters.AddWithValue("@Action", "UPDATE");</text:p>
      <text:p text:style-name="P1"><text:s text:c="16"/>cmd.Parameters.AddWithValue("@Donation_ID", donationsID);</text:p>
      <text:p text:style-name="P1"><text:s text:c="16"/>cmd.Parameters.AddWithValue("@Donor_ID", donorID);</text:p>
      <text:p text:style-name="P1"><text:s text:c="16"/>cmd.Parameters.AddWithValue("@DonationType", donationType);</text:p>
      <text:p text:style-name="P1"><text:s text:c="16"/>cmd.Parameters.AddWithValue("@Donation_Date", donationDate);</text:p>
      <text:p text:style-name="P1"><text:s text:c="16"/>cmd.Parameters.AddWithValue("@Description", description);</text:p>
      <text:p text:style-name="P1"><text:s text:c="16"/>cmd.Parameters.AddWithValue("@Quantity", quantity);</text:p>
      <text:p text:style-name="P1"/>
      <text:p text:style-name="P1"><text:s text:c="16"/>conn.Open();</text:p>
      <text:p text:style-name="P1"><text:s text:c="16"/>var rows = cmd.ExecuteScalar();</text:p>
      <text:p text:style-name="P1"><text:s text:c="16"/>MessageBox.Show($"{rows} record(s) updated.");</text:p>
      <text:p text:style-name="P1"><text:s text:c="12"/>}</text:p>
      <text:p text:style-name="P1"><text:s text:c="8"/>}</text:p>
      <text:p text:style-name="P1"/>
      <text:p text:style-name="P1"><text:s text:c="8"/>private void btnDonationsDelete_Click(object sender, EventArgs e) //Donations Delete</text:p>
      <text:p text:style-name="P1"><text:s text:c="8"/>{</text:p>
      <text:p text:style-name="P1"><text:s text:c="12"/>int donationsID = (int)nudDonationsDeleteDonationID.Value;</text:p>
      <text:p text:style-name="P1"><text:s text:c="12"/>var result = MessageBox.Show($"Are you sure you want to delete Donation(s) {donationsID}?", "Confirm Deletion", MessageBoxButtons.YesNo, MessageBoxIcon.Warning);</text:p>
      <text:p text:style-name="P1"><text:s text:c="12"/>if (result != DialogResult.Yes)</text:p>
      <text:p text:style-name="P1"><text:s text:c="12"/>{</text:p>
      <text:p text:style-name="P1"><text:s text:c="16"/>MessageBox.Show("Deletion cancelled.", "Info", MessageBoxButtons.OK, MessageBoxIcon.Information);</text:p>
      <text:p text:style-name="P1"><text:s text:c="16"/>return;</text:p>
      <text:p text:style-name="P1"><text:s text:c="12"/>}</text:p>
      <text:p text:style-name="P1"/>
      <text:p text:style-name="P1"><text:s text:c="12"/>using var conn = new SqlConnection(_connString);</text:p>
      <text:p text:style-name="P1"><text:s text:c="12"/>using var cmd = new SqlCommand("sp_ManageDonations", conn);</text:p>
      <text:p text:style-name="P1"><text:s text:c="12"/>cmd.CommandType = CommandType.StoredProcedure;</text:p>
      <text:p text:style-name="P1"/>
      <text:p text:style-name="P1"><text:s text:c="12"/>cmd.Parameters.AddWithValue("@Action", "DELETE");</text:p>
      <text:p text:style-name="P1"><text:s text:c="12"/>cmd.Parameters.AddWithValue("@Donation_ID", donationsID);</text:p>
      <text:p text:style-name="P1"><text:s text:c="12"/>conn.Open();</text:p>
      <text:p text:style-name="P1"><text:s text:c="12"/>var rows = cmd.ExecuteScalar();</text:p>
      <text:p text:style-name="P1"><text:s text:c="12"/>MessageBox.Show($"{rows} record(s) updated.");</text:p>
      <text:p text:style-name="P1"><text:s text:c="8"/>}</text:p>
      <text:p text:style-name="P1"><text:s text:c="4"/>}</text:p>
      <text:p text:style-name="P1">}]</text:p>
      <text:p text:style-name="P1"><text:span text:style-name="T1">RecieveReportsForm.cs</text:span><text:s/>[using System;</text:p>
      <text:p text:style-name="P1">using System.Collections.Generic;</text:p>
      <text:p text:style-name="P1">using System.ComponentModel;</text:p>
      <text:p text:style-name="P1">using System.Data;</text:p>
      <text:p text:style-name="P1">using System.Drawing;</text:p>
      <text:p text:style-name="P1">using System.Linq;</text:p>
      <text:p text:style-name="P1">using System.Text;</text:p>
      <text:p text:style-name="P1">using System.Threading.Tasks;</text:p>
      <text:p text:style-name="P1">using System.Windows.Forms;</text:p>
      <text:p text:style-name="P1">using Microsoft.Extensions.Configuration;</text:p>
      <text:p text:style-name="P1">using System.Data.SqlClient;</text:p>
      <text:p text:style-name="P1"/>
      <text:p text:style-name="P1">namespace ZnForms</text:p>
      <text:p text:style-name="P1">{</text:p>
      <text:p text:style-name="P1"><text:s text:c="4"/>public partial class RecieveReportsForm : Form</text:p>
      <text:p text:style-name="P1"><text:s text:c="4"/>{</text:p>
      <text:p text:style-name="P1"><text:s text:c="8"/>private readonly string _connString;</text:p>
      <text:p text:style-name="P1"><text:s text:c="8"/>public RecieveReportsForm()</text:p>
      <text:p text:style-name="P1"><text:s text:c="8"/>{</text:p>
      <text:p text:style-name="P1"><text:s text:c="12"/>InitializeComponent();</text:p>
      <text:p text:style-name="P1"><text:s text:c="12"/>var builder = new ConfigurationBuilder().SetBasePath(AppContext.BaseDirectory).AddJsonFile("appsettings.json", optional: false, reloadOnChange: true);</text:p>
      <text:p text:style-name="P1"><text:s text:c="12"/>IConfiguration config = builder.Build();</text:p>
      <text:p text:style-name="P1"><text:s text:c="12"/>_connString = config.GetConnectionString("ZanempiloDB");</text:p>
      <text:p text:style-name="P1"><text:s text:c="8"/>}</text:p>
      <text:p text:style-name="P1"/>
      <text:p text:style-name="P1"><text:s text:c="8"/>private void RecieveReportsForm_Load(object sender, EventArgs e)</text:p>
      <text:p text:style-name="P1"><text:s text:c="8"/>{</text:p>
      <text:p text:style-name="P1"/>
      <text:p text:style-name="P1"><text:s text:c="8"/>}</text:p>
      <text:p text:style-name="P1"/>
      <text:p text:style-name="P1"><text:s text:c="8"/>private DataTable ExecuteProc(string procName)</text:p>
      <text:p text:style-name="P1"><text:s text:c="8"/>{</text:p>
      <text:p text:style-name="P1"><text:s text:c="12"/>using var conn = new SqlConnection(_connString);</text:p>
      <text:p text:style-name="P1"><text:s text:c="12"/>using var cmd = new SqlCommand(procName, conn) { CommandType = CommandType.StoredProcedure };</text:p>
      <text:p text:style-name="P1"><text:s text:c="12"/>using var da = new SqlDataAdapter(cmd);</text:p>
      <text:p text:style-name="P1"><text:s text:c="12"/>var dt = new DataTable();</text:p>
      <text:p text:style-name="P1"><text:s text:c="12"/>da.Fill(dt);</text:p>
      <text:p text:style-name="P1"><text:s text:c="12"/>return dt;</text:p>
      <text:p text:style-name="P1"><text:s text:c="8"/>}</text:p>
      <text:p text:style-name="P1"/>
      <text:p text:style-name="P1"><text:s text:c="8"/>private void btnRRBack_Click(object sender, EventArgs e)</text:p>
      <text:p text:style-name="P1"><text:s text:c="8"/>{</text:p>
      <text:p text:style-name="P1"><text:s text:c="12"/>Menu menu = new Menu();</text:p>
      <text:p text:style-name="P1"><text:s text:c="12"/>menu.Show();</text:p>
      <text:p text:style-name="P1"><text:s text:c="12"/>this.Hide();</text:p>
      <text:p text:style-name="P1"><text:s text:c="8"/>}</text:p>
      <text:p text:style-name="P1"/>
      <text:p text:style-name="P1"><text:s text:c="8"/>private void btnGetTotalDonatedByDonor_Click(object sender, EventArgs e)</text:p>
      <text:p text:style-name="P1"><text:s text:c="8"/>{</text:p>
      <text:p text:style-name="P1"><text:s text:c="12"/>dgvReports.DataSource = ExecuteProc("sp_GetTotalDonatedByDonor");</text:p>
      <text:p text:style-name="P1"><text:s text:c="12"/>lblRT.Text = "Total Donated By Donor Report";</text:p>
      <text:p text:style-name="P1"><text:s text:c="12"/>lblRTime.Text = "Report generated on: " + DateTime.Now.ToString("g");<text:s text:c="3"/></text:p>
      <text:p text:style-name="P1"><text:s text:c="8"/>}</text:p>
      <text:p text:style-name="P1"/>
      <text:p text:style-name="P1"><text:s text:c="8"/>private void btnGetCurrentStockLevels_Click(object sender, EventArgs e)</text:p>
      <text:p text:style-name="P1"><text:s text:c="8"/>{</text:p>
      <text:p text:style-name="P1"><text:s text:c="12"/>dgvReports.DataSource = ExecuteProc("sp_GetCurrentStockLevels");</text:p>
      <text:p text:style-name="P1"><text:s text:c="12"/>lblRT.Text = "Current Stock Levels Report";</text:p>
      <text:p text:style-name="P1"><text:s text:c="12"/>lblRTime.Text = "Report generated on: " + DateTime.Now.ToString("g");<text:s text:c="2"/></text:p>
      <text:p text:style-name="P1"><text:s text:c="8"/>}</text:p>
      <text:p text:style-name="P1"/>
      <text:p text:style-name="P1"><text:s text:c="8"/>private void btnGetOrdersWithItems_Click(object sender, EventArgs e)</text:p>
      <text:p text:style-name="P1"><text:s text:c="8"/>{</text:p>
      <text:p text:style-name="P1"><text:s text:c="12"/>dgvReports.DataSource = ExecuteProc("sp_GetOrdersWithItems");</text:p>
      <text:p text:style-name="P1"><text:s text:c="12"/>lblRT.Text = "Orders With Items Report";</text:p>
      <text:p text:style-name="P1"><text:s text:c="12"/>lblRTime.Text = "Report generated on: " + DateTime.Now.ToString("g");</text:p>
      <text:p text:style-name="P1"><text:s text:c="8"/>}</text:p>
      <text:p text:style-name="P1"/>
      <text:p text:style-name="P1"><text:s text:c="8"/>private void btnExit_Click(object sender, EventArgs e)</text:p>
      <text:p text:style-name="P1"><text:s text:c="8"/>{</text:p>
      <text:p text:style-name="P1"><text:s text:c="12"/>Application.Exit();</text:p>
      <text:p text:style-name="P1"/>
      <text:p text:style-name="P1"><text:s text:c="8"/>}</text:p>
      <text:p text:style-name="P1"><text:s text:c="4"/>}</text:p>
      <text:p text:style-name="P1">}]</text:p>
      <text:p text:style-name="P1"><text:span text:style-name="T1">Sql Code</text:span></text:p>
      <text:p text:style-name="P1"><text:span text:style-name="T1">Create<text:s/></text:span>[USE ZanempiloDB;</text:p>
      <text:p text:style-name="P1">GO</text:p>
      <text:p text:style-name="P1"/>
      <text:p text:style-name="P1">IF OBJECT_ID('Donor','U') IS NULL</text:p>
      <text:p text:style-name="P1"><text:s text:c="2"/>CREATE TABLE Donor (</text:p>
      <text:p text:style-name="P1"><text:s text:c="4"/>Donor_ID <text:s text:c="5"/>INT <text:s text:c="11"/>IDENTITY(1,1) PRIMARY KEY,</text:p>
      <text:p text:style-name="P1"><text:s text:c="4"/>First_Name <text:s text:c="3"/>NVARCHAR(20) <text:s/>NOT NULL,</text:p>
      <text:p text:style-name="P1"><text:s text:c="4"/>Last_Name <text:s text:c="4"/>NVARCHAR(20) <text:s/>NOT NULL,</text:p>
      <text:p text:style-name="P1"><text:s text:c="4"/>Email <text:s text:c="8"/>NVARCHAR(40) <text:s/>UNIQUE</text:p>
      <text:p text:style-name="P1"><text:s text:c="2"/>);</text:p>
      <text:p text:style-name="P1">GO</text:p>
      <text:p text:style-name="P1"/>
      <text:p text:style-name="P1">IF OBJECT_ID('Donation','U') IS NULL</text:p>
      <text:p text:style-name="P1"><text:s text:c="2"/>CREATE TABLE Donation (</text:p>
      <text:p text:style-name="P1"><text:s text:c="4"/>Donation_ID <text:s text:c="6"/>INT <text:s text:c="11"/>IDENTITY(1,1) PRIMARY KEY,</text:p>
      <text:p text:style-name="P1"><text:s text:c="4"/>Donor_ID <text:s text:c="9"/>INT <text:s text:c="11"/>NOT NULL,</text:p>
      <text:p text:style-name="P1"><text:s text:c="4"/>DonationType <text:s text:c="5"/>NVARCHAR(50) <text:s text:c="2"/>NOT NULL,</text:p>
      <text:p text:style-name="P1"><text:s text:c="4"/>Donation_Date <text:s text:c="4"/>DATETIME <text:s text:c="6"/>NOT NULL,</text:p>
      <text:p text:style-name="P1"><text:s text:c="4"/>Description <text:s text:c="6"/>NVARCHAR(50),</text:p>
      <text:p text:style-name="P1"><text:s text:c="4"/>Quantity <text:s text:c="9"/>INT <text:s text:c="11"/>NOT NULL,</text:p>
      <text:p text:style-name="P1"><text:s text:c="4"/>CONSTRAINT FK_Donation_Donor <text:s text:c="6"/>FOREIGN KEY(Donor_ID) <text:s text:c="8"/>REFERENCES Donor(Donor_ID) ON DELETE NO ACTION</text:p>
      <text:p text:style-name="P1"><text:s text:c="2"/>);</text:p>
      <text:p text:style-name="P1">GO</text:p>
      <text:p text:style-name="P1"/>
      <text:p text:style-name="P1"/>
      <text:p text:style-name="P1">IF OBJECT_ID('Stock','U') IS NULL</text:p>
      <text:p text:style-name="P1"><text:s text:c="2"/>CREATE TABLE Stock (</text:p>
      <text:p text:style-name="P1"><text:s text:c="4"/>Stock_ID <text:s text:c="8"/>INT <text:s text:c="11"/>IDENTITY(1,1) PRIMARY KEY,</text:p>
      <text:p text:style-name="P1"><text:s text:c="4"/>Donation_ID <text:s text:c="5"/>INT <text:s text:c="11"/>NOT NULL,</text:p>
      <text:p text:style-name="P1"><text:s text:c="4"/>Description <text:s text:c="5"/>NVARCHAR(50),</text:p>
      <text:p text:style-name="P1"><text:s text:c="4"/>Quantity_In_Stock INT <text:s text:c="10"/>NOT NULL,</text:p>
      <text:p text:style-name="P1"><text:s text:c="4"/>CONSTRAINT FK_Stock_Donation FOREIGN KEY(Donation_ID) REFERENCES Donation(Donation_ID) ON DELETE CASCADE</text:p>
      <text:p text:style-name="P1"><text:s text:c="2"/>);</text:p>
      <text:p text:style-name="P1">GO</text:p>
      <text:p text:style-name="P1"/>
      <text:p text:style-name="P1">IF OBJECT_ID('Client','U') IS NULL</text:p>
      <text:p text:style-name="P1"><text:s text:c="2"/>CREATE TABLE Client (</text:p>
      <text:p text:style-name="P1"><text:s text:c="4"/>Client_ID <text:s text:c="4"/>INT <text:s text:c="11"/>IDENTITY(1,1) PRIMARY KEY,</text:p>
      <text:p text:style-name="P1"><text:s text:c="4"/>First_Name <text:s text:c="3"/>NVARCHAR(20) <text:s/>NOT NULL,</text:p>
      <text:p text:style-name="P1"><text:s text:c="4"/>Last_Name <text:s text:c="4"/>NVARCHAR(20) <text:s/>NOT NULL,</text:p>
      <text:p text:style-name="P1"><text:s text:c="4"/>Email <text:s text:c="8"/>NVARCHAR(40) <text:s/>UNIQUE</text:p>
      <text:p text:style-name="P1"><text:s text:c="2"/>);</text:p>
      <text:p text:style-name="P1">GO</text:p>
      <text:p text:style-name="P1"/>
      <text:p text:style-name="P1">IF OBJECT_ID('Client_Order','U') IS NULL</text:p>
      <text:p text:style-name="P1"><text:s text:c="2"/>CREATE TABLE Client_Order (</text:p>
      <text:p text:style-name="P1"><text:s text:c="4"/>Order_ID <text:s text:c="7"/>INT <text:s text:c="7"/>IDENTITY(1,1) PRIMARY KEY,</text:p>
      <text:p text:style-name="P1"><text:s text:c="4"/>Client_ID <text:s text:c="6"/>INT <text:s text:c="7"/>NOT NULL,</text:p>
      <text:p text:style-name="P1"><text:s text:c="4"/>Stock_ID <text:s text:c="7"/>INT <text:s text:c="7"/>NOT NULL,</text:p>
      <text:p text:style-name="P1"><text:s text:c="4"/>Quantity <text:s text:c="7"/>INT <text:s text:c="7"/>NOT NULL,</text:p>
      <text:p text:style-name="P1"><text:s text:c="4"/>Order_Date <text:s text:c="5"/>DATE <text:s text:c="6"/>NOT NULL,</text:p>
      <text:p text:style-name="P1"><text:s text:c="4"/>Order_Time <text:s text:c="5"/>TIME <text:s text:c="6"/>NOT NULL,</text:p>
      <text:p text:style-name="P1"><text:s text:c="4"/>CONSTRAINT FK_Order_Client FOREIGN KEY(Client_ID) REFERENCES Client(Client_ID) ON DELETE NO ACTION,</text:p>
      <text:p text:style-name="P1"><text:s text:c="4"/>CONSTRAINT FK_Order_Stock FOREIGN KEY(Stock_ID) <text:s/>REFERENCES Stock(Stock_ID) ON DELETE CASCADE</text:p>
      <text:p text:style-name="P1"><text:s text:c="2"/>);</text:p>
      <text:p text:style-name="P1"/>
      <text:p text:style-name="P1">GO]</text:p>
      <text:p text:style-name="P1"><text:span text:style-name="T1">Seed</text:span>[</text:p>
      <text:p text:style-name="P1">USE ZanempiloDB;</text:p>
      <text:p text:style-name="P1">GO</text:p>
      <text:p text:style-name="P1"/>
      <text:p text:style-name="P1">-- Donors</text:p>
      <text:p text:style-name="P1">INSERT INTO Donor (First_Name, Last_Name, Email) VALUES</text:p>
      <text:p text:style-name="P1"><text:s text:c="2"/>('Thabo', <text:s text:c="2"/>'Mokoena', <text:s text:c="7"/>'thabo.mokoena@example.com'),</text:p>
      <text:p text:style-name="P1"><text:s text:c="2"/>('Naledi', <text:s/>'Khumalo', <text:s text:c="7"/>'naledi.khumalo@example.com'),</text:p>
      <text:p text:style-name="P1"><text:s text:c="2"/>('Pieter', <text:s/>'van der Merwe', <text:s/>'pieter.vdmerwe@example.com'),</text:p>
      <text:p text:style-name="P1"><text:s text:c="2"/>('Aisha', <text:s text:c="2"/>'Patel', <text:s text:c="9"/>'aisha.patel@example.com'),</text:p>
      <text:p text:style-name="P1"><text:s text:c="2"/>('Sipho', <text:s text:c="2"/>'Dlamini', <text:s text:c="7"/>'sipho.dlamini@example.com');</text:p>
      <text:p text:style-name="P1">GO</text:p>
      <text:p text:style-name="P1"/>
      <text:p text:style-name="P1">-- Donations (10 rows)</text:p>
      <text:p text:style-name="P1">INSERT INTO Donation (Donor_ID, DonationType, Donation_Date, Description, Quantity) VALUES</text:p>
      <text:p text:style-name="P1"><text:s text:c="2"/>(1, 'Food', <text:s text:c="12"/>'2025-08-20', 'Canned Food Packs', <text:s text:c="5"/>100),</text:p>
      <text:p text:style-name="P1"><text:s text:c="2"/>(2, 'Medical Supplies', '2025-08-21', 'Surgical Masks', <text:s text:c="8"/>200),</text:p>
      <text:p text:style-name="P1"><text:s text:c="2"/>(3, 'Clothing', <text:s text:c="8"/>'2025-08-22', 'Warm Blankets', <text:s text:c="10"/>50),</text:p>
      <text:p text:style-name="P1"><text:s text:c="2"/>(4, 'Hygiene', <text:s text:c="9"/>'2025-08-23', 'Toothbrushes &amp; Soap', <text:s text:c="3"/>150),</text:p>
      <text:p text:style-name="P1"><text:s text:c="2"/>(5, 'Food', <text:s text:c="12"/>'2025-08-24', 'Bottled Water Cases', <text:s text:c="4"/>75),</text:p>
      <text:p text:style-name="P1"><text:s text:c="2"/>(1, 'Clothing', <text:s text:c="8"/>'2025-08-25', 'Winter Jackets', <text:s text:c="9"/>30),</text:p>
      <text:p text:style-name="P1"><text:s text:c="2"/>(2, 'Food', <text:s text:c="12"/>'2025-08-26', 'Rice Bags (10 kg)', <text:s text:c="6"/>60),</text:p>
      <text:p text:style-name="P1"><text:s text:c="2"/>(3, 'Medical Supplies', '2025-08-27', 'Bandages &amp; Dressings', <text:s text:c="2"/>120),</text:p>
      <text:p text:style-name="P1"><text:s text:c="2"/>(4, 'Food', <text:s text:c="12"/>'2025-08-28', 'Snack Bars', <text:s text:c="13"/>90),</text:p>
      <text:p text:style-name="P1"><text:s text:c="2"/>(5, 'Hygiene', <text:s text:c="9"/>'2025-08-29', 'Sanitary Pads', <text:s text:c="9"/>200);</text:p>
      <text:p text:style-name="P1">GO</text:p>
      <text:p text:style-name="P1"/>
      <text:p text:style-name="P1">-- Stock (one row per donation)</text:p>
      <text:p text:style-name="P1">INSERT INTO Stock (Donation_ID, Description, Quantity_In_Stock) VALUES</text:p>
      <text:p text:style-name="P1"><text:s text:c="2"/>(1, <text:s/>'Canned Food Packs', <text:s text:c="7"/>100),</text:p>
      <text:p text:style-name="P1"><text:s text:c="2"/>(2, <text:s/>'Surgical Masks', <text:s text:c="10"/>200),</text:p>
      <text:p text:style-name="P1"><text:s text:c="2"/>(3, <text:s/>'Warm Blankets', <text:s text:c="12"/>50),</text:p>
      <text:p text:style-name="P1"><text:s text:c="2"/>(4, <text:s/>'Toothbrushes &amp; Soap', <text:s text:c="5"/>150),</text:p>
      <text:p text:style-name="P1"><text:s text:c="2"/>(5, <text:s/>'Bottled Water Cases', <text:s text:c="6"/>75),</text:p>
      <text:p text:style-name="P1"><text:s text:c="2"/>(6, <text:s/>'Winter Jackets', <text:s text:c="11"/>30),</text:p>
      <text:p text:style-name="P1"><text:s text:c="2"/>(7, <text:s/>'Rice Bags (10 kg)', <text:s text:c="8"/>60),</text:p>
      <text:p text:style-name="P1"><text:s text:c="2"/>(8, <text:s/>'Bandages &amp; Dressings', <text:s text:c="4"/>120),</text:p>
      <text:p text:style-name="P1"><text:s text:c="2"/>(9, <text:s/>'Snack Bars', <text:s text:c="15"/>90),</text:p>
      <text:p text:style-name="P1"><text:s text:c="2"/>(10, 'Sanitary Pads', <text:s text:c="11"/>200);</text:p>
      <text:p text:style-name="P1">GO</text:p>
      <text:p text:style-name="P1"/>
      <text:p text:style-name="P1">-- Clients</text:p>
      <text:p text:style-name="P1">INSERT INTO Client (First_Name, Last_Name, Email) VALUES</text:p>
      <text:p text:style-name="P1"><text:s text:c="2"/>('Lindiwe', 'Zulu', <text:s text:c="4"/>'lindiwe.zulu@example.com'),</text:p>
      <text:p text:style-name="P1"><text:s text:c="2"/>('Johan', <text:s text:c="2"/>'Smit', <text:s text:c="4"/>'johan.smit@example.com'),</text:p>
      <text:p text:style-name="P1"><text:s text:c="2"/>('Fatima', <text:s/>'Mohamed', <text:s/>'fatima.mohamed@example.com'),</text:p>
      <text:p text:style-name="P1"><text:s text:c="2"/>('Lebo', <text:s text:c="3"/>'Nkosi', <text:s text:c="3"/>'lebo.nkosi@example.com'),</text:p>
      <text:p text:style-name="P1"><text:s text:c="2"/>('Mandla', <text:s/>'Nkosi', <text:s text:c="3"/>'mandla.nkosi@example.com');</text:p>
      <text:p text:style-name="P1">GO</text:p>
      <text:p text:style-name="P1"/>
      <text:p text:style-name="P1">-- Client Orders (10 rows)</text:p>
      <text:p text:style-name="P1">INSERT INTO Client_Order (Client_ID, Stock_ID, Quantity, Order_Date, Order_Time) VALUES</text:p>
      <text:p text:style-name="P1"><text:s text:c="2"/>(1, <text:s/>1, <text:s/>20, '2025-09-01', '09:00:00'),</text:p>
      <text:p text:style-name="P1"><text:s text:c="2"/>(1, <text:s/>5, <text:s/>10, '2025-09-01', '09:30:00'),</text:p>
      <text:p text:style-name="P1"><text:s text:c="2"/>(2, <text:s/>2, <text:s/>15, '2025-09-02', '10:00:00'),</text:p>
      <text:p text:style-name="P1"><text:s text:c="2"/>(2, <text:s/>8, <text:s text:c="2"/>5, '2025-09-02', '10:30:00'),</text:p>
      <text:p text:style-name="P1"><text:s text:c="2"/>(3, <text:s/>3, <text:s text:c="2"/>2, '2025-09-03', '11:00:00'),</text:p>
      <text:p text:style-name="P1"><text:s text:c="2"/>(3, 10, <text:s/>50, '2025-09-03', '11:30:00'),</text:p>
      <text:p text:style-name="P1"><text:s text:c="2"/>(4, <text:s/>4, <text:s/>30, '2025-09-04', '12:00:00'),</text:p>
      <text:p text:style-name="P1"><text:s text:c="2"/>(4, <text:s/>7, <text:s/>20, '2025-09-04', '12:30:00'),</text:p>
      <text:p text:style-name="P1"><text:s text:c="2"/>(5, <text:s/>6, <text:s text:c="2"/>5, '2025-09-05', '13:00:00'),</text:p>
      <text:p text:style-name="P1"><text:s text:c="2"/>(5, <text:s/>9, <text:s/>10, '2025-09-05', '13:30:00');</text:p>
      <text:p text:style-name="P1">GO]</text:p>
      <text:p text:style-name="P1"><text:span text:style-name="T1">Insert</text:span>[USE ZanempiloDB;</text:p>
      <text:p text:style-name="P1">GO</text:p>
      <text:p text:style-name="P1"/>
      <text:p text:style-name="P1">CREATE PROCEDURE sp_GetTotalDonatedByDonor</text:p>
      <text:p text:style-name="P1">AS</text:p>
      <text:p text:style-name="P1">BEGIN</text:p>
      <text:p text:style-name="P1"><text:s text:c="2"/>SET NOCOUNT ON;</text:p>
      <text:p text:style-name="P1"><text:s text:c="2"/>SELECT d.Donor_ID,</text:p>
      <text:p text:style-name="P1"><text:s text:c="9"/>d.First_Name + ' ' + d.Last_Name AS DonorName,</text:p>
      <text:p text:style-name="P1"><text:s text:c="9"/>SUM(do.Quantity) AS TotalDonated</text:p>
      <text:p text:style-name="P1"><text:s text:c="2"/>FROM Donor d</text:p>
      <text:p text:style-name="P1"><text:s text:c="2"/>JOIN Donation do ON d.Donor_ID = do.Donor_ID</text:p>
      <text:p text:style-name="P1"><text:s text:c="2"/>GROUP BY d.Donor_ID, d.First_Name, d.Last_Name;</text:p>
      <text:p text:style-name="P1">END;</text:p>
      <text:p text:style-name="P1">GO</text:p>
      <text:p text:style-name="P1"/>
      <text:p text:style-name="P1">CREATE PROCEDURE sp_GetCurrentStockLevels</text:p>
      <text:p text:style-name="P1">AS</text:p>
      <text:p text:style-name="P1">BEGIN</text:p>
      <text:p text:style-name="P1"><text:s text:c="2"/>SET NOCOUNT ON;</text:p>
      <text:p text:style-name="P1"><text:s text:c="2"/>SELECT Stock_ID, Description, Quantity_In_Stock</text:p>
      <text:p text:style-name="P1"><text:s text:c="2"/>FROM Stock</text:p>
      <text:p text:style-name="P1"><text:s text:c="2"/>ORDER BY Quantity_In_Stock DESC;</text:p>
      <text:p text:style-name="P1">END;</text:p>
      <text:p text:style-name="P1">GO</text:p>
      <text:p text:style-name="P1"/>
      <text:p text:style-name="P1">CREATE PROCEDURE sp_GetOrdersWithItems</text:p>
      <text:p text:style-name="P1">AS</text:p>
      <text:p text:style-name="P1">BEGIN</text:p>
      <text:p text:style-name="P1"><text:s text:c="2"/>SET NOCOUNT ON;</text:p>
      <text:p text:style-name="P1"><text:s text:c="2"/>SELECT o.Order_ID,</text:p>
      <text:p text:style-name="P1"><text:s text:c="9"/>c.First_Name + ' ' + c.Last_Name AS ClientName,</text:p>
      <text:p text:style-name="P1"><text:s text:c="9"/>o.Order_Date,</text:p>
      <text:p text:style-name="P1"><text:s text:c="9"/>od.Stock_ID,</text:p>
      <text:p text:style-name="P1"><text:s text:c="9"/>od.Quantity</text:p>
      <text:p text:style-name="P1"><text:s text:c="2"/>FROM Client_Order o</text:p>
      <text:p text:style-name="P1"><text:s text:c="2"/>JOIN Client c <text:s text:c="3"/>ON o.Client_ID = c.Client_ID</text:p>
      <text:p text:style-name="P1"><text:s text:c="2"/>JOIN Order_Detail od ON o.Order_ID = od.Order_ID</text:p>
      <text:p text:style-name="P1"><text:s text:c="2"/>ORDER BY o.Order_Date;</text:p>
      <text:p text:style-name="P1">END;</text:p>
      <text:p text:style-name="P1">GO]</text:p>
      <text:p text:style-name="P1">Maintain/Stored_Procedures[USE ZanempiloDB;</text:p>
      <text:p text:style-name="P1">GO</text:p>
      <text:p text:style-name="P1"/>
      <text:p text:style-name="P1">/* =========================================</text:p>
      <text:p text:style-name="P1"><text:s text:c="3"/>sp_ManageDonations</text:p>
      <text:p text:style-name="P1"><text:s text:c="3"/>INSERT / UPDATE / DELETE on Donation</text:p>
      <text:p text:style-name="P1"><text:s text:c="3"/>========================================= */</text:p>
      <text:p text:style-name="P1">IF OBJECT_ID('sp_ManageDonations','P') IS NOT NULL</text:p>
      <text:p text:style-name="P1"><text:s text:c="2"/>DROP PROCEDURE sp_ManageDonations;</text:p>
      <text:p text:style-name="P1">GO</text:p>
      <text:p text:style-name="P1"/>
      <text:p text:style-name="P1">CREATE PROCEDURE sp_ManageDonations</text:p>
      <text:p text:style-name="P1"><text:s text:c="2"/>@Action <text:s text:c="9"/>NVARCHAR(10),</text:p>
      <text:p text:style-name="P1"><text:s text:c="2"/>@Donation_ID <text:s text:c="4"/>INT <text:s text:c="10"/>= NULL, <text:s/>-- for UPDATE/DELETE</text:p>
      <text:p text:style-name="P1"><text:s text:c="2"/>@Donor_ID <text:s text:c="7"/>INT <text:s text:c="10"/>= NULL, <text:s/>-- for INSERT/UPDATE</text:p>
      <text:p text:style-name="P1"><text:s text:c="2"/>@DonationType <text:s text:c="3"/>NVARCHAR(50) <text:s/>= NULL, <text:s/>-- for INSERT/UPDATE</text:p>
      <text:p text:style-name="P1"><text:s text:c="2"/>@Donation_Date <text:s text:c="2"/>DATETIME <text:s text:c="5"/>= NULL, <text:s/>-- for INSERT/UPDATE</text:p>
      <text:p text:style-name="P1"><text:s text:c="2"/>@Description <text:s text:c="4"/>NVARCHAR(50) <text:s/>= NULL, <text:s/>-- optional</text:p>
      <text:p text:style-name="P1"><text:s text:c="2"/>@Quantity <text:s text:c="7"/>INT <text:s text:c="10"/>= NULL <text:s text:c="2"/>-- for INSERT/UPDATE</text:p>
      <text:p text:style-name="P1">AS</text:p>
      <text:p text:style-name="P1">BEGIN</text:p>
      <text:p text:style-name="P1"><text:s text:c="2"/>SET NOCOUNT ON;</text:p>
      <text:p text:style-name="P1"/>
      <text:p text:style-name="P1"><text:s text:c="2"/>IF @Action = 'INSERT'</text:p>
      <text:p text:style-name="P1"><text:s text:c="2"/>BEGIN</text:p>
      <text:p text:style-name="P1"><text:s text:c="4"/>IF NOT EXISTS (SELECT 1 FROM Donor WHERE Donor_ID = @Donor_ID)</text:p>
      <text:p text:style-name="P1"><text:s text:c="4"/>BEGIN</text:p>
      <text:p text:style-name="P1"><text:s text:c="6"/>;THROW 50000, 'Donor_ID does not exist.', 1;</text:p>
      <text:p text:style-name="P1"><text:s text:c="4"/>END</text:p>
      <text:p text:style-name="P1"/>
      <text:p text:style-name="P1"><text:s text:c="4"/>INSERT INTO Donation</text:p>
      <text:p text:style-name="P1"><text:s text:c="6"/>(Donor_ID, DonationType, Donation_Date, Description, Quantity)</text:p>
      <text:p text:style-name="P1"><text:s text:c="4"/>VALUES</text:p>
      <text:p text:style-name="P1"><text:s text:c="6"/>(@Donor_ID, @DonationType, @Donation_Date, @Description, @Quantity);</text:p>
      <text:p text:style-name="P1"/>
      <text:p text:style-name="P1"><text:s text:c="4"/>SELECT SCOPE_IDENTITY() AS NewDonationID;</text:p>
      <text:p text:style-name="P1"><text:s text:c="4"/>RETURN;</text:p>
      <text:p text:style-name="P1"><text:s text:c="2"/>END</text:p>
      <text:p text:style-name="P1"/>
      <text:p text:style-name="P1"><text:s text:c="2"/>ELSE IF @Action = 'UPDATE'</text:p>
      <text:p text:style-name="P1"><text:s text:c="2"/>BEGIN</text:p>
      <text:p text:style-name="P1"><text:s text:c="4"/>UPDATE Donation</text:p>
      <text:p text:style-name="P1"><text:s text:c="6"/>SET Donor_ID <text:s text:c="5"/>= @Donor_ID,</text:p>
      <text:p text:style-name="P1"><text:s text:c="10"/>DonationType <text:s/>= @DonationType,</text:p>
      <text:p text:style-name="P1"><text:s text:c="10"/>Donation_Date = @Donation_Date,</text:p>
      <text:p text:style-name="P1"><text:s text:c="10"/>Description <text:s text:c="2"/>= @Description,</text:p>
      <text:p text:style-name="P1"><text:s text:c="10"/>Quantity <text:s text:c="5"/>= @Quantity</text:p>
      <text:p text:style-name="P1"><text:s text:c="4"/>WHERE Donation_ID = @Donation_ID;</text:p>
      <text:p text:style-name="P1"/>
      <text:p text:style-name="P1"><text:s text:c="4"/>SELECT @@ROWCOUNT AS RowsAffected;</text:p>
      <text:p text:style-name="P1"><text:s text:c="4"/>RETURN;</text:p>
      <text:p text:style-name="P1"><text:s text:c="2"/>END</text:p>
      <text:p text:style-name="P1"/>
      <text:p text:style-name="P1"><text:s text:c="2"/>ELSE IF @Action = 'DELETE'</text:p>
      <text:p text:style-name="P1"><text:s text:c="2"/>BEGIN</text:p>
      <text:p text:style-name="P1"><text:s text:c="4"/>DELETE FROM Donation</text:p>
      <text:p text:style-name="P1"><text:s text:c="4"/>WHERE Donation_ID = @Donation_ID;</text:p>
      <text:p text:style-name="P1"/>
      <text:p text:style-name="P1"><text:s text:c="4"/>SELECT @@ROWCOUNT AS RowsDeleted;</text:p>
      <text:p text:style-name="P1"><text:s text:c="4"/>RETURN;</text:p>
      <text:p text:style-name="P1"><text:s text:c="2"/>END</text:p>
      <text:p text:style-name="P1"><text:s text:c="2"/>BEGIN</text:p>
      <text:p text:style-name="P1"><text:s text:c="4"/>;THROW 50001, 'Invalid @Action. Use INSERT, UPDATE or DELETE.', 1;</text:p>
      <text:p text:style-name="P1"><text:s text:c="2"/>END</text:p>
      <text:p text:style-name="P1">END;</text:p>
      <text:p text:style-name="P1">GO</text:p>
      <text:p text:style-name="P1"/>
      <text:p text:style-name="P1"/>
      <text:p text:style-name="P1">/* =========================================</text:p>
      <text:p text:style-name="P1"><text:s text:c="3"/>sp_ManageDonor</text:p>
      <text:p text:style-name="P1"><text:s text:c="3"/>INSERT / UPDATE / DELETE on Donor</text:p>
      <text:p text:style-name="P1"><text:s text:c="3"/>========================================= */</text:p>
      <text:p text:style-name="P1">IF OBJECT_ID('sp_ManageDonor','P') IS NOT NULL</text:p>
      <text:p text:style-name="P1"><text:s text:c="2"/>DROP PROCEDURE sp_ManageDonor;</text:p>
      <text:p text:style-name="P1">GO</text:p>
      <text:p text:style-name="P1"/>
      <text:p text:style-name="P1">CREATE PROCEDURE sp_ManageDonor</text:p>
      <text:p text:style-name="P1"><text:s text:c="2"/>@Action <text:s text:c="5"/>NVARCHAR(10),</text:p>
      <text:p text:style-name="P1"><text:s text:c="2"/>@Donor_ID <text:s text:c="3"/>INT <text:s text:c="10"/>= NULL,</text:p>
      <text:p text:style-name="P1"><text:s text:c="2"/>@First_Name <text:s/>NVARCHAR(20) <text:s/>= NULL,</text:p>
      <text:p text:style-name="P1"><text:s text:c="2"/>@Last_Name <text:s text:c="2"/>NVARCHAR(20) <text:s/>= NULL,</text:p>
      <text:p text:style-name="P1"><text:s text:c="2"/>@Email <text:s text:c="6"/>NVARCHAR(40) <text:s/>= NULL</text:p>
      <text:p text:style-name="P1">AS</text:p>
      <text:p text:style-name="P1">BEGIN</text:p>
      <text:p text:style-name="P1"><text:s text:c="2"/>SET NOCOUNT ON;</text:p>
      <text:p text:style-name="P1"/>
      <text:p text:style-name="P1"><text:s text:c="2"/>IF @Action = 'INSERT'</text:p>
      <text:p text:style-name="P1"><text:s text:c="2"/>BEGIN</text:p>
      <text:p text:style-name="P1"><text:s text:c="4"/>INSERT INTO Donor (First_Name, Last_Name, Email)</text:p>
      <text:p text:style-name="P1"><text:s text:c="6"/>VALUES (@First_Name, @Last_Name, @Email);</text:p>
      <text:p text:style-name="P1"><text:s text:c="4"/>SELECT SCOPE_IDENTITY() AS NewDonorID;</text:p>
      <text:p text:style-name="P1"><text:s text:c="4"/>RETURN;</text:p>
      <text:p text:style-name="P1"><text:s text:c="2"/>END</text:p>
      <text:p text:style-name="P1"/>
      <text:p text:style-name="P1"><text:s text:c="2"/>ELSE IF @Action = 'UPDATE'</text:p>
      <text:p text:style-name="P1"><text:s text:c="2"/>BEGIN</text:p>
      <text:p text:style-name="P1"><text:s text:c="4"/>UPDATE Donor</text:p>
      <text:p text:style-name="P1"><text:s text:c="6"/>SET First_Name = @First_Name,</text:p>
      <text:p text:style-name="P1"><text:s text:c="10"/>Last_Name <text:s/>= @Last_Name,</text:p>
      <text:p text:style-name="P1"><text:s text:c="10"/>Email <text:s text:c="5"/>= @Email</text:p>
      <text:p text:style-name="P1"><text:s text:c="4"/>WHERE Donor_ID = @Donor_ID;</text:p>
      <text:p text:style-name="P1"/>
      <text:p text:style-name="P1"><text:s text:c="4"/>SELECT @@ROWCOUNT AS RowsAffected;</text:p>
      <text:p text:style-name="P1"><text:s text:c="4"/>RETURN;</text:p>
      <text:p text:style-name="P1"><text:s text:c="2"/>END</text:p>
      <text:p text:style-name="P1"/>
      <text:p text:style-name="P1"><text:s text:c="2"/>ELSE IF @Action = 'DELETE'</text:p>
      <text:p text:style-name="P1"><text:s text:c="2"/>BEGIN</text:p>
      <text:p text:style-name="P1"><text:s text:c="4"/>DELETE FROM Donor</text:p>
      <text:p text:style-name="P1"><text:s text:c="4"/>WHERE Donor_ID = @Donor_ID;</text:p>
      <text:p text:style-name="P1"/>
      <text:p text:style-name="P1"><text:s text:c="4"/>SELECT @@ROWCOUNT AS RowsDeleted;</text:p>
      <text:p text:style-name="P1"><text:s text:c="4"/>RETURN;</text:p>
      <text:p text:style-name="P1"><text:s text:c="2"/>END</text:p>
      <text:p text:style-name="P1"><text:s text:c="2"/>BEGIN</text:p>
      <text:p text:style-name="P1"><text:s text:c="4"/>;THROW 50002, 'Invalid @Action. Use INSERT, UPDATE or DELETE.', 1;</text:p>
      <text:p text:style-name="P1"><text:s text:c="2"/>END</text:p>
      <text:p text:style-name="P1">END;</text:p>
      <text:p text:style-name="P1">GO</text:p>
      <text:p text:style-name="P1"/>
      <text:p text:style-name="P1"/>
      <text:p text:style-name="P1">/* =========================================</text:p>
      <text:p text:style-name="P1"><text:s text:c="3"/>sp_ManageStock</text:p>
      <text:p text:style-name="P1"><text:s text:c="3"/>INSERT / UPDATE / DELETE on Stock</text:p>
      <text:p text:style-name="P1"><text:s text:c="3"/>========================================= */</text:p>
      <text:p text:style-name="P1">IF OBJECT_ID('sp_ManageStock','P') IS NOT NULL</text:p>
      <text:p text:style-name="P1"><text:s text:c="2"/>DROP PROCEDURE sp_ManageStock;</text:p>
      <text:p text:style-name="P1">GO</text:p>
      <text:p text:style-name="P1"/>
      <text:p text:style-name="P1">CREATE PROCEDURE sp_ManageStock</text:p>
      <text:p text:style-name="P1"><text:s text:c="2"/>@Action <text:s text:c="11"/>NVARCHAR(10),</text:p>
      <text:p text:style-name="P1"><text:s text:c="2"/>@Stock_ID <text:s text:c="9"/>INT <text:s text:c="10"/>= NULL,</text:p>
      <text:p text:style-name="P1"><text:s text:c="2"/>@Donation_ID <text:s text:c="6"/>INT <text:s text:c="10"/>= NULL,</text:p>
      <text:p text:style-name="P1"><text:s text:c="2"/>@Description <text:s text:c="6"/>NVARCHAR(50) <text:s/>= NULL,</text:p>
      <text:p text:style-name="P1"><text:s text:c="2"/>@Quantity_In_Stock INT <text:s text:c="10"/>= NULL</text:p>
      <text:p text:style-name="P1">AS</text:p>
      <text:p text:style-name="P1">BEGIN</text:p>
      <text:p text:style-name="P1"><text:s text:c="2"/>SET NOCOUNT ON;</text:p>
      <text:p text:style-name="P1"/>
      <text:p text:style-name="P1"><text:s text:c="2"/>IF @Action = 'INSERT'</text:p>
      <text:p text:style-name="P1"><text:s text:c="2"/>BEGIN</text:p>
      <text:p text:style-name="P1"><text:s text:c="4"/>INSERT INTO Stock (Donation_ID, Description, Quantity_In_Stock)</text:p>
      <text:p text:style-name="P1"><text:s text:c="6"/>VALUES (@Donation_ID, @Description, @Quantity_In_Stock);</text:p>
      <text:p text:style-name="P1"><text:s text:c="4"/>SELECT SCOPE_IDENTITY() AS NewStockID;</text:p>
      <text:p text:style-name="P1"><text:s text:c="4"/>RETURN;</text:p>
      <text:p text:style-name="P1"><text:s text:c="2"/>END</text:p>
      <text:p text:style-name="P1"/>
      <text:p text:style-name="P1"><text:s text:c="2"/>ELSE IF @Action = 'UPDATE'</text:p>
      <text:p text:style-name="P1"><text:s text:c="2"/>BEGIN</text:p>
      <text:p text:style-name="P1"><text:s text:c="4"/>UPDATE Stock</text:p>
      <text:p text:style-name="P1"><text:s text:c="6"/>SET Donation_ID <text:s text:c="6"/>= @Donation_ID,</text:p>
      <text:p text:style-name="P1"><text:s text:c="10"/>Description <text:s text:c="6"/>= @Description,</text:p>
      <text:p text:style-name="P1"><text:s text:c="10"/>Quantity_In_Stock = @Quantity_In_Stock</text:p>
      <text:p text:style-name="P1"><text:s text:c="4"/>WHERE Stock_ID = @Stock_ID;</text:p>
      <text:p text:style-name="P1"/>
      <text:p text:style-name="P1"><text:s text:c="4"/>SELECT @@ROWCOUNT AS RowsAffected;</text:p>
      <text:p text:style-name="P1"><text:s text:c="4"/>RETURN;</text:p>
      <text:p text:style-name="P1"><text:s text:c="2"/>END</text:p>
      <text:p text:style-name="P1"/>
      <text:p text:style-name="P1"><text:s text:c="2"/>ELSE IF @Action = 'DELETE'</text:p>
      <text:p text:style-name="P1"><text:s text:c="2"/>BEGIN</text:p>
      <text:p text:style-name="P1"><text:s text:c="4"/>DELETE FROM Stock</text:p>
      <text:p text:style-name="P1"><text:s text:c="4"/>WHERE Stock_ID = @Stock_ID;</text:p>
      <text:p text:style-name="P1"/>
      <text:p text:style-name="P1"><text:s text:c="4"/>SELECT @@ROWCOUNT AS RowsDeleted;</text:p>
      <text:p text:style-name="P1"><text:s text:c="4"/>RETURN;</text:p>
      <text:p text:style-name="P1"><text:s text:c="2"/>END</text:p>
      <text:p text:style-name="P1"><text:s text:c="2"/>BEGIN</text:p>
      <text:p text:style-name="P1"><text:s text:c="2"/>;THROW 50003, 'Invalid @Action. Use INSERT, UPDATE or DELETE.', 1;</text:p>
      <text:p text:style-name="P1"><text:s text:c="2"/>END</text:p>
      <text:p text:style-name="P1">END;</text:p>
      <text:p text:style-name="P1">GO</text:p>
      <text:p text:style-name="P1"/>
      <text:p text:style-name="P1"/>
      <text:p text:style-name="P1">/* =========================================</text:p>
      <text:p text:style-name="P1"><text:s text:c="3"/>sp_ManageClient</text:p>
      <text:p text:style-name="P1"><text:s text:c="3"/>INSERT / UPDATE / DELETE on Client</text:p>
      <text:p text:style-name="P1"><text:s text:c="3"/>========================================= */</text:p>
      <text:p text:style-name="P1">IF OBJECT_ID('sp_ManageClient','P') IS NOT NULL</text:p>
      <text:p text:style-name="P1"><text:s text:c="2"/>DROP PROCEDURE sp_ManageClient;</text:p>
      <text:p text:style-name="P1">GO</text:p>
      <text:p text:style-name="P1"/>
      <text:p text:style-name="P1">CREATE PROCEDURE sp_ManageClient</text:p>
      <text:p text:style-name="P1"><text:s text:c="2"/>@Action <text:s text:c="4"/>NVARCHAR(10),</text:p>
      <text:p text:style-name="P1"><text:s text:c="2"/>@Client_ID <text:s/>INT <text:s text:c="10"/>= NULL,</text:p>
      <text:p text:style-name="P1"><text:s text:c="2"/>@First_Name NVARCHAR(20) <text:s/>= NULL,</text:p>
      <text:p text:style-name="P1"><text:s text:c="2"/>@Last_Name <text:s/>NVARCHAR(20) <text:s/>= NULL,</text:p>
      <text:p text:style-name="P1"><text:s text:c="2"/>@Email <text:s text:c="5"/>NVARCHAR(40) <text:s/>= NULL</text:p>
      <text:p text:style-name="P1">AS</text:p>
      <text:p text:style-name="P1">BEGIN</text:p>
      <text:p text:style-name="P1"><text:s text:c="2"/>SET NOCOUNT ON;</text:p>
      <text:p text:style-name="P1"/>
      <text:p text:style-name="P1"><text:s text:c="2"/>IF @Action = 'INSERT'</text:p>
      <text:p text:style-name="P1"><text:s text:c="2"/>BEGIN</text:p>
      <text:p text:style-name="P1"><text:s text:c="4"/>INSERT INTO Client (First_Name, Last_Name, Email)</text:p>
      <text:p text:style-name="P1"><text:s text:c="6"/>VALUES (@First_Name, @Last_Name, @Email);</text:p>
      <text:p text:style-name="P1"><text:s text:c="4"/>SELECT SCOPE_IDENTITY() AS NewClientID;</text:p>
      <text:p text:style-name="P1"><text:s text:c="4"/>RETURN;</text:p>
      <text:p text:style-name="P1"><text:s text:c="2"/>END</text:p>
      <text:p text:style-name="P1"/>
      <text:p text:style-name="P1"><text:s text:c="2"/>ELSE IF @Action = 'UPDATE'</text:p>
      <text:p text:style-name="P1"><text:s text:c="2"/>BEGIN</text:p>
      <text:p text:style-name="P1"><text:s text:c="4"/>UPDATE Client</text:p>
      <text:p text:style-name="P1"><text:s text:c="6"/>SET First_Name = @First_Name,</text:p>
      <text:p text:style-name="P1"><text:s text:c="10"/>Last_Name <text:s/>= @Last_Name,</text:p>
      <text:p text:style-name="P1"><text:s text:c="10"/>Email <text:s text:c="5"/>= @Email</text:p>
      <text:p text:style-name="P1"><text:s text:c="4"/>WHERE Client_ID = @Client_ID;</text:p>
      <text:p text:style-name="P1"/>
      <text:p text:style-name="P1"><text:s text:c="4"/>SELECT @@ROWCOUNT AS RowsAffected;</text:p>
      <text:p text:style-name="P1"><text:s text:c="4"/>RETURN;</text:p>
      <text:p text:style-name="P1"><text:s text:c="2"/>END</text:p>
      <text:p text:style-name="P1"/>
      <text:p text:style-name="P1"><text:s text:c="2"/>ELSE IF @Action = 'DELETE'</text:p>
      <text:p text:style-name="P1"><text:s text:c="2"/>BEGIN</text:p>
      <text:p text:style-name="P1"><text:s text:c="4"/>DELETE FROM Client</text:p>
      <text:p text:style-name="P1"><text:s text:c="4"/>WHERE Client_ID = @Client_ID;</text:p>
      <text:p text:style-name="P1"/>
      <text:p text:style-name="P1"><text:s text:c="4"/>SELECT @@ROWCOUNT AS RowsDeleted;</text:p>
      <text:p text:style-name="P1"><text:s text:c="4"/>RETURN;</text:p>
      <text:p text:style-name="P1"><text:s text:c="2"/>END</text:p>
      <text:p text:style-name="P1"><text:s text:c="2"/>BEGIN</text:p>
      <text:p text:style-name="P1"><text:s text:c="2"/>;THROW 50004, 'Invalid @Action. Use INSERT, UPDATE or DELETE.', 1;</text:p>
      <text:p text:style-name="P1"><text:s text:c="2"/>END</text:p>
      <text:p text:style-name="P1">END;</text:p>
      <text:p text:style-name="P1">GO</text:p>
      <text:p text:style-name="P1"/>
      <text:p text:style-name="P1"/>
      <text:p text:style-name="P1">/* =========================================</text:p>
      <text:p text:style-name="P1"><text:s text:c="3"/>sp_ManageClientOrder</text:p>
      <text:p text:style-name="P1"><text:s text:c="3"/>INSERT / UPDATE / DELETE on Client_Order</text:p>
      <text:p text:style-name="P1"><text:s text:c="3"/>========================================= */</text:p>
      <text:p text:style-name="P1">IF OBJECT_ID('sp_ManageClientOrder','P') IS NOT NULL</text:p>
      <text:p text:style-name="P1"><text:s text:c="2"/>DROP PROCEDURE sp_ManageClientOrder;</text:p>
      <text:p text:style-name="P1">GO</text:p>
      <text:p text:style-name="P1"/>
      <text:p text:style-name="P1">CREATE PROCEDURE sp_ManageClientOrder</text:p>
      <text:p text:style-name="P1"><text:s text:c="2"/>@Action <text:s text:c="4"/>NVARCHAR(10),</text:p>
      <text:p text:style-name="P1"><text:s text:c="2"/>@Order_ID <text:s text:c="2"/>INT <text:s text:c="9"/>= NULL,</text:p>
      <text:p text:style-name="P1"><text:s text:c="2"/>@Client_ID <text:s/>INT <text:s text:c="9"/>= NULL,</text:p>
      <text:p text:style-name="P1"><text:s text:c="2"/>@Stock_ID <text:s text:c="2"/>INT <text:s text:c="9"/>= NULL,</text:p>
      <text:p text:style-name="P1"><text:s text:c="2"/>@Quantity <text:s text:c="2"/>INT <text:s text:c="9"/>= NULL,</text:p>
      <text:p text:style-name="P1"><text:s text:c="2"/>@Order_Date DATE <text:s text:c="8"/>= NULL,</text:p>
      <text:p text:style-name="P1"><text:s text:c="2"/>@Order_Time TIME <text:s text:c="8"/>= NULL</text:p>
      <text:p text:style-name="P1">AS</text:p>
      <text:p text:style-name="P1">BEGIN</text:p>
      <text:p text:style-name="P1"><text:s text:c="2"/>SET NOCOUNT ON;</text:p>
      <text:p text:style-name="P1"/>
      <text:p text:style-name="P1"><text:s text:c="2"/>IF @Action = 'INSERT'</text:p>
      <text:p text:style-name="P1"><text:s text:c="2"/>BEGIN</text:p>
      <text:p text:style-name="P1"><text:s text:c="4"/>INSERT INTO Client_Order</text:p>
      <text:p text:style-name="P1"><text:s text:c="6"/>(Client_ID, Stock_ID, Quantity, Order_Date, Order_Time)</text:p>
      <text:p text:style-name="P1"><text:s text:c="4"/>VALUES</text:p>
      <text:p text:style-name="P1"><text:s text:c="6"/>(@Client_ID, @Stock_ID, @Quantity, @Order_Date, @Order_Time);</text:p>
      <text:p text:style-name="P1"/>
      <text:p text:style-name="P1"><text:s text:c="4"/>SELECT SCOPE_IDENTITY() AS NewOrderID;</text:p>
      <text:p text:style-name="P1"><text:s text:c="4"/>RETURN;</text:p>
      <text:p text:style-name="P1"><text:s text:c="2"/>END</text:p>
      <text:p text:style-name="P1"/>
      <text:p text:style-name="P1"><text:s text:c="2"/>ELSE IF @Action = 'UPDATE'</text:p>
      <text:p text:style-name="P1"><text:s text:c="2"/>BEGIN</text:p>
      <text:p text:style-name="P1"><text:s text:c="4"/>UPDATE Client_Order</text:p>
      <text:p text:style-name="P1"><text:s text:c="6"/>SET Client_ID <text:s/>= @Client_ID,</text:p>
      <text:p text:style-name="P1"><text:s text:c="10"/>Stock_ID <text:s text:c="2"/>= @Stock_ID,</text:p>
      <text:p text:style-name="P1"><text:s text:c="10"/>Quantity <text:s text:c="2"/>= @Quantity,</text:p>
      <text:p text:style-name="P1"><text:s text:c="10"/>Order_Date = @Order_Date,</text:p>
      <text:p text:style-name="P1"><text:s text:c="10"/>Order_Time = @Order_Time</text:p>
      <text:p text:style-name="P1"><text:s text:c="4"/>WHERE Order_ID = @Order_ID;</text:p>
      <text:p text:style-name="P1"/>
      <text:p text:style-name="P1"><text:s text:c="4"/>SELECT @@ROWCOUNT AS RowsAffected;</text:p>
      <text:p text:style-name="P1"><text:s text:c="4"/>RETURN;</text:p>
      <text:p text:style-name="P1"><text:s text:c="2"/>END</text:p>
      <text:p text:style-name="P1"/>
      <text:p text:style-name="P1"><text:s text:c="2"/>ELSE IF @Action = 'DELETE'</text:p>
      <text:p text:style-name="P1"><text:s text:c="2"/>BEGIN</text:p>
      <text:p text:style-name="P1"><text:s text:c="4"/>DELETE FROM Client_Order</text:p>
      <text:p text:style-name="P1"><text:s text:c="4"/>WHERE Order_ID = @Order_ID;</text:p>
      <text:p text:style-name="P1"/>
      <text:p text:style-name="P1"><text:s text:c="4"/>SELECT @@ROWCOUNT AS RowsDeleted;</text:p>
      <text:p text:style-name="P1"><text:s text:c="4"/>RETURN;</text:p>
      <text:p text:style-name="P1"><text:s text:c="2"/>END</text:p>
      <text:p text:style-name="P1"><text:s text:c="2"/>BEGIN</text:p>
      <text:p text:style-name="P1"><text:s text:c="2"/>;THROW 50005, 'Invalid @Action. Use INSERT, UPDATE or DELETE.', 1;</text:p>
      <text:p text:style-name="P1"><text:s text:c="2"/>END</text:p>
      <text:p text:style-name="P1">END;</text:p>
      <text:p text:style-name="P1">GO</text:p>
      <text:p text:style-name="P1"/>
      <text:p text:style-name="P1">USE ZanempiloDB;</text:p>
      <text:p text:style-name="P1">GO</text:p>
      <text:p text:style-name="P1"/>
      <text:p text:style-name="P1">/* =========================================</text:p>
      <text:p text:style-name="P1"><text:s text:c="3"/>sp_GetStock</text:p>
      <text:p text:style-name="P1"><text:s text:c="3"/>Returns all rows from the Stock table</text:p>
      <text:p text:style-name="P1"><text:s text:c="3"/>========================================= */</text:p>
      <text:p text:style-name="P1">IF OBJECT_ID('sp_GetStock','P') IS NOT NULL</text:p>
      <text:p text:style-name="P1"><text:s text:c="4"/>DROP PROCEDURE sp_GetStock;</text:p>
      <text:p text:style-name="P1">GO</text:p>
      <text:p text:style-name="P1"/>
      <text:p text:style-name="P1">CREATE PROCEDURE sp_GetStock</text:p>
      <text:p text:style-name="P1">AS</text:p>
      <text:p text:style-name="P1">BEGIN</text:p>
      <text:p text:style-name="P1"><text:s text:c="4"/>SET NOCOUNT ON;</text:p>
      <text:p text:style-name="P1"/>
      <text:p text:style-name="P1"><text:s text:c="4"/>SELECT</text:p>
      <text:p text:style-name="P1"><text:s text:c="8"/>Stock_ID,</text:p>
      <text:p text:style-name="P1"><text:s text:c="8"/>Donation_ID,</text:p>
      <text:p text:style-name="P1"><text:s text:c="8"/>Description,</text:p>
      <text:p text:style-name="P1"><text:s text:c="8"/>Quantity_In_Stock</text:p>
      <text:p text:style-name="P1"><text:s text:c="4"/>FROM dbo.Stock</text:p>
      <text:p text:style-name="P1"><text:s text:c="4"/>ORDER BY Stock_ID;</text:p>
      <text:p text:style-name="P1">END;</text:p>
      <text:p text:style-name="P1">GO</text:p>
      <text:p text:style-name="P1"/>
      <text:p text:style-name="P1">/* =========================================</text:p>
      <text:p text:style-name="P1"><text:s text:c="3"/>sp_GetClient</text:p>
      <text:p text:style-name="P1"><text:s text:c="3"/>Returns all rows from the Client table</text:p>
      <text:p text:style-name="P1"><text:s text:c="3"/>========================================= */</text:p>
      <text:p text:style-name="P1">IF OBJECT_ID('sp_GetClient','P') IS NOT NULL</text:p>
      <text:p text:style-name="P1"><text:s text:c="4"/>DROP PROCEDURE sp_GetClient;</text:p>
      <text:p text:style-name="P1">GO</text:p>
      <text:p text:style-name="P1"/>
      <text:p text:style-name="P1">CREATE PROCEDURE sp_GetClient</text:p>
      <text:p text:style-name="P1">AS</text:p>
      <text:p text:style-name="P1">BEGIN</text:p>
      <text:p text:style-name="P1"><text:s text:c="4"/>SET NOCOUNT ON;</text:p>
      <text:p text:style-name="P1"/>
      <text:p text:style-name="P1"><text:s text:c="4"/>SELECT</text:p>
      <text:p text:style-name="P1"><text:s text:c="8"/>Client_ID,</text:p>
      <text:p text:style-name="P1"><text:s text:c="8"/>First_Name,</text:p>
      <text:p text:style-name="P1"><text:s text:c="8"/>Last_Name,</text:p>
      <text:p text:style-name="P1"><text:s text:c="8"/>Email</text:p>
      <text:p text:style-name="P1"><text:s text:c="4"/>FROM dbo.Client</text:p>
      <text:p text:style-name="P1"><text:s text:c="4"/>ORDER BY Client_ID;</text:p>
      <text:p text:style-name="P1">END;</text:p>
      <text:p text:style-name="P1">GO]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Bibliography_20mastersthesis" style:display-name="Bibliography mastersthesis" style:family="paragraph"/>
    <style:style style:name="Bibliography_20journal" style:display-name="Bibliography journal" style:family="paragraph"/>
    <style:style style:name="Contents_203" style:display-name="Contents 3" style:family="paragraph">
      <style:paragraph-properties fo:margin-left="16.000000000000000pt"/>
    </style:style>
    <style:style style:name="Bibliography_20article" style:display-name="Bibliography article" style:family="paragraph"/>
    <style:style style:name="Bibliography_20inbook" style:display-name="Bibliography inbook" style:family="paragraph"/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2" style:display-name="Contents 2" style:family="paragraph">
      <style:paragraph-properties fo:margin-left="8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Footnote" style:display-name="Footnote" style:family="paragraph" style:next-style-name=""/>
    <style:style style:name="Bibliography_20incollection" style:display-name="Bibliography incollection" style:family="paragraph"/>
    <style:style style:name="Bibliography_20custom2" style:display-name="Bibliography custom2" style:family="paragraph"/>
    <style:style style:name="Endnote" style:display-name="Endnote" style:family="paragraph" style:next-style-name=""/>
    <style:style style:name="Bibliography_20custom1" style:display-name="Bibliography custom1" style:family="paragraph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Bibliography_20phdthesis" style:display-name="Bibliography phdthesi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Contents_201" style:display-name="Contents 1" style:family="paragraph">
      <style:paragraph-properties fo:margin-left="0.000000000000000pt"/>
    </style:style>
    <style:style style:name="Enumerated_20List" style:display-name="Enumerated List" style:family="paragraph" style:list-style-name="L4">
      <style:text-properties fo:font-size="12.000000000000000pt"/>
    </style:style>
    <style:style style:name="Bibliography_20www" style:display-name="Bibliography www" style:family="paragraph"/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Bibliography_20custom4" style:display-name="Bibliography custom4" style:family="paragraph"/>
    <style:style style:name="Bibliography_20inproceedings" style:display-name="Bibliography inproceedings" style:family="paragraph"/>
    <style:style style:name="Bibliography_20manual" style:display-name="Bibliography manual" style:family="paragraph"/>
    <style:style style:name="Contents_206" style:display-name="Contents 6" style:family="paragraph">
      <style:paragraph-properties fo:margin-left="40.000000000000000pt"/>
    </style:style>
    <style:style style:name="Bibliography_20misc" style:display-name="Bibliography misc" style:family="paragraph"/>
    <style:style style:name="Contents_208" style:display-name="Contents 8" style:family="paragraph">
      <style:paragraph-properties fo:margin-left="56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email" style:display-name="Bibliography email" style:family="paragraph"/>
    <style:style style:name="Bibliography_20custom3" style:display-name="Bibliography custom3" style:family="paragraph"/>
    <style:style style:name="Standard" style:display-name="Standard" style:family="paragraph">
      <style:text-properties fo:font-size="12.000000000000000pt"/>
    </style:style>
    <style:style style:name="Contents_209" style:display-name="Contents 9" style:family="paragraph">
      <style:paragraph-properties fo:margin-left="64.000000000000000pt"/>
    </style:style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ustom5" style:display-name="Bibliography custom5" style:family="paragraph"/>
    <style:style style:name="Bibliography_20proceedings" style:display-name="Bibliography proceedings" style:family="paragraph"/>
    <style:style style:name="Alphabetical_20List" style:display-name="Alphabetical List" style:family="paragraph" style:list-style-name="L5">
      <style:text-properties fo:font-size="12.000000000000000pt"/>
    </style:style>
    <style:style style:name="Bibliography_20conference" style:display-name="Bibliography conference" style:family="paragraph"/>
    <style:style style:name="Contents_207" style:display-name="Contents 7" style:family="paragraph">
      <style:paragraph-properties fo:margin-left="48.000000000000000pt"/>
    </style:style>
    <style:style style:name="Footnote_20Symbol" style:display-name="Footnote Symbol" style:family="text"/>
    <style:style style:name="Footnote_20anchor" style:display-name="Footnote anchor" style:family="text">
      <style:text-properties style:text-position="super"/>
    </style:style>
    <style:style style:name="Endnote_20Symbol" style:display-name="Endnote Symbol" style:family="text"/>
    <style:style style:name="Endnote_20anchor" style:display-name="Endnote anchor" style:family="text">
      <style:text-properties style:text-position="super"/>
    </style: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4" style:display-name="L4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prefix="" style:num-suffix=")" style:num-format="a" text:level="1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prefix="" style:num-suffix="." style:num-format="1" text:level="3">
        <style:list-level-properties text:list-level-position-and-space-mode="label-width-and-position" fo:text-align="start"/>
      </text:list-level-style-number>
    </text:list-style>
    <text:list-style style:name="L1" style:display-name="L1">
      <text:list-level-style-number text:start-value="1" text:display-levels="1" style:num-prefix="" style:num-suffix="." style:num-format="1" text:level="1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prefix="" style:num-suffix="." style:num-format="1" text:level="2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prefix="" style:num-suffix="." style:num-format="1" text:level="1">
        <style:list-level-properties text:list-level-position-and-space-mode="label-width-and-position" fo:text-align="start"/>
      </text:outline-level-style>
      <text:outline-level-style text:start-value="1" text:display-levels="2" style:num-prefix="" style:num-suffix="." style:num-format="1" text:level="2">
        <style:list-level-properties text:list-level-position-and-space-mode="label-width-and-position" fo:text-align="start"/>
      </text:outline-level-style>
      <text:outline-level-style text:start-value="1" text:display-levels="3" style:num-prefix="" style:num-suffix="." style:num-format="1" text:level="3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_20_Symbol" text:citation-body-style-name="Footnote_20_anchor" text:default-style-name="Footnote" text:start-value="1" style:num-prefix="" style:num-suffix="" text:start-numbering-at="document" text:footnotes-position="page"/>
    <text:notes-configuration text:note-class="endnote" text:citation-style-name="Endnote_20_Symbol" text:citation-body-style-name="Endnote_20_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5.08.0</meta:generator>
    <dc:title/>
    <meta:initial-creator>Unknown</meta:initial-creator>
    <meta:editing-cycles>5</meta:editing-cycles>
    <dc:date>2025-09-04T22:09:02</dc:date>
    <meta:creation-date>2008-08-22T11:41:04</meta:creation-date>
    <dc:creator>Unknown</dc:creator>
  </office:meta>
</office:document-meta>
</file>